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fo:letter-spacing="normal" officeooo:paragraph-rsid="000de5cd"/>
    </style:style>
    <style:style style:name="P2" style:family="paragraph" style:parent-style-name="Standard">
      <style:paragraph-properties fo:margin-left="0cm" fo:margin-right="0cm" fo:orphans="2" fo:widows="2" fo:text-indent="0cm" style:auto-text-indent="false"/>
      <style:text-properties fo:font-variant="normal" fo:text-transform="none" fo:color="#000000" fo:letter-spacing="normal" officeooo:paragraph-rsid="000ce174"/>
    </style:style>
    <style:style style:name="T1" style:family="text">
      <style:text-properties style:font-name="Droid Sans Mono" fo:font-size="10.5pt" fo:font-style="normal" fo:font-weight="normal"/>
    </style:style>
    <style:style style:name="T2" style:family="text">
      <style:text-properties style:font-name="Droid Sans Mono" fo:font-size="10.5pt" fo:font-style="normal" fo:font-weight="normal" style:font-name-asian="Droid Sans Mono" style:font-size-asian="10.5pt" style:font-style-asian="normal" style:font-weight-asian="normal"/>
    </style:style>
    <style:style style:name="T3" style:family="text">
      <style:text-properties style:font-name-asian="Droid Sans Mono"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text:span></text:p>
      <text:p text:style-name="P2"><text:span text:style-name="T1">在宅勤務はタバコが増えるなあ。</text:span></text:p>
      <text:p text:style-name="P2"><text:span text:style-name="T1">right= -1 wrong= 1</text:span></text:p>
      <text:p text:style-name="P2"><text:span text:style-name="T1">[0.43576429 0.56423571]</text:span></text:p>
      <text:p text:style-name="P2"><text:span text:style-name="T1">[('が', -0.17921414170847016), ('は', -0.10207859457752427), ('増える', -0.04130248714659838), ('。', -0.023896163076981298), ('タバコ', -0.006223956623950223), ('在宅', 0.018605478818746555), ('勤務', 0.051725691116088275), ('なあ', 0.2243779229775453)]</text:span></text:p>
      <text:p text:style-name="P2"><text:span text:style-name="T1"/></text:p>
      <text:p text:style-name="P2"><text:span text:style-name="T1">8</text:span></text:p>
      <text:p text:style-name="P2"><text:span text:style-name="T1">今日から在宅勤務。オンとオフの切り替えが難しそう。</text:span></text:p>
      <text:p text:style-name="P2"><text:span text:style-name="T1">right= -1 wrong= 1</text:span></text:p>
      <text:p text:style-name="P2"><text:span text:style-name="T1">[0.49144573 0.50855427]</text:span></text:p>
      <text:p text:style-name="P2"><text:span text:style-name="T1">[('が', -0.14842952436127121), ('今日', -0.05379745670064815), ('。', -0.03958277048633232), ('切り替え', -0.03557503917466856), ('と', -0.02935221636998409), ('オフ', -0.022952565058753066), ('の', -0.00801836140560644), ('オン', -0.004360384112684843), ('難し', 0.0016618827053906503), ('在宅', 0.015409511466302641), ('勤務', 0.04284047930831426)]</text:span></text:p>
      <text:p text:style-name="P2"><text:span text:style-name="T1"/></text:p>
      <text:p text:style-name="P2"><text:span text:style-name="T1">14</text:span></text:p>
      <text:p text:style-name="P2"><text:span text:style-name="T1">はよはよございまーす!。お疲れ様。。私も明日出勤日だよ〜。。在宅勤務慣れちゃうと通勤が億劫になるね</text:span></text:p>
      <text:p text:style-name="P2"><text:span text:style-name="T1">right= 1 wrong= -1</text:span></text:p>
      <text:p text:style-name="P2"><text:span text:style-name="T1">[0.52309084 0.47690916]</text:span></text:p>
      <text:p text:style-name="P2"><text:span text:style-name="T1">[('よ', -0.32428345871502745), ('は', -0.12435676372848992), ('す', -0.12249349715269219), ('が', -0.10916338909975248), ('〜', -0.10725279798089381), ('だ', -0.06693177066336124), ('。', -0.05822277467828553), ('ね', -0.05130440091977481), ('億劫', -0.02265107119807998), ('と', -0.02158726459796395), ('慣れ', -0.010693930432054737), ('明日', 0.010018690285488192), ('在宅', 0.011333018166512476), ('ー', 0.01451339515553918), ('に', 0.016517308488119577), ('なる', 0.023168633043172866), ('勤務', 0.031507288944554776), ('出勤', 0.033269000569893015), ('!。', 0.03998255343194761), ('通勤', 0.040404473790014626), ('ちゃう', 0.04725692148892309), ('ま', 0.0605997448490376), ('も', 0.12106542217572813), ('ござい', 0.16049869122443466)]</text:span></text:p>
      <text:p text:style-name="P2"><text:span text:style-name="T1"/></text:p>
      <text:p text:style-name="P2"><text:span text:style-name="T1">16</text:span></text:p>
      <text:p text:style-name="P2"><text:span text:style-name="T1">伸びてるからゲーム宣伝しとこ。皆、在宅勤務しようぜ!</text:span></text:p>
      <text:p text:style-name="P2"><text:span text:style-name="T1">right= 1 wrong= -1</text:span></text:p>
      <text:p text:style-name="P2"><text:span text:style-name="T1">[0.55707631 0.44292369]</text:span></text:p>
      <text:p text:style-name="P2"><text:span text:style-name="T1">[('し', -0.3198614906202192), ('てる', -0.2846229390807815), ('う', -0.1902697297482237), ('とこ', -0.17701195317370075), ('宣伝', -0.14203966019171144), ('しよ', -0.10169829352723886), ('。', -0.020208211158155236), ('在宅', 0.015734050837223842), ('ゲーム', 0.01706565921428284), ('皆', 0.02302746845722419), ('伸び', 0.023222282439852877), ('勤務', 0.043742741669784105), ('ぜ', 0.0452639086642064), ('、', 0.11141344510713551), ('!', 0.410561128870914)]</text:span></text:p>
      <text:p text:style-name="P2"><text:span text:style-name="T1"/></text:p>
      <text:p text:style-name="P2"><text:span text:style-name="T1">17</text:span></text:p>
      <text:p text:style-name="P2"><text:span text:style-name="T1">緊急事態宣言出て在宅勤務が当り前、俺のお客さんは0月gw明けまで休みだとか!この状況なら副業だって、なんでも出来る!たくさん有益情報もあるのに挑戦しないのは持ったない!なんで出来ないのか?行動に繋がらない理由を考えるだけでも人生変わるぞ!毎日が『チャンス』だと思って生きようぜ🔥</text:span></text:p>
      <text:p text:style-name="P2"><text:span text:style-name="T1">right= 1 wrong= -1</text:span></text:p>
      <text:p text:style-name="P2"><text:span text:style-name="T1">[0.73812213 0.26187787]</text:span></text:p>
      <text:p text:style-name="P2"><text:span text:style-name="T1">[('ない', -1.1952012986847913), ('?', -0.2575718612093216), ('だけ', -0.22322356793990958), ('し', -0.15664539498798802), ('か', -0.148639482445725), ('が', -0.1484422899862043), ('なら', -0.1384596847330842), ('う', -0.09318057298137344), ('だ', -0.09101499497255275), ('は', -0.08455125356295964), ('情報', -0.07812135609041565), ('『', -0.06634078707505887), ('状況', -0.05969882203432435), ('事態', -0.059642455287042165), ('思っ', -0.04798573647619105), ('だって', -0.047475618401812275), ('とか', -0.047250658570134565), ('出', -</text:span><text:soft-page-break/><text:span text:style-name="T1">0.04578699533812694), ('ぞ', -0.034296530834041584), ('』', -0.033694297524418104), ('行動', -0.032538516683045325), ('理由', -0.03171927470069135), ('を', -0.030567564999517637), ('gw', -0.026144343830039343), ('0', -0.02455420035227643), ('宣言', -0.02275153058795884), ('んで', -0.020528871572813263), ('繋がら', -0.018125980562225613), ('の', -0.01603810204347442), ('と', -0.014677370398108833), ('な', -0.00875794754600879), ('出来', -0.008633915476816493), ('休み', -0.008377551818693714), ('お客', -0.0061711821877745675), ('明け', -0.006044141440818356), ('緊急', -0.0015099704972189472), ('有益', -0.0001533641162158413), ('た', 0.005595277891274001), ('在宅', 0.007705418377745204), ('チャンス', 0.00985744949440111), ('生きよ', 0.01196590896873719), ('勤務', 0.021422081893742402), ('ぜ', 0.022167041232929917), ('に', 0.0224605256084945), ('考える', 0.02654360462571262), ('出来る', 0.030515415715528172), ('まで', 0.03364368435146539), ('挑戦', 0.03576486716876088), ('この', 0.046548394071115454), ('ある', 0.06789325773228072), ('て', 0.07663065069266316), ('変わる', 0.07852125538755063), ('も', 0.08231344159482694), ('持っ', 0.0952492379030184), ('、', 0.10912475322952524), ('人生', 0.15673970838767895), ('でも', 0.23699308773458128), ('!', 0.8042544924554069)]</text:span></text:p>
      <text:p text:style-name="P2"><text:span text:style-name="T1"/></text:p>
      <text:p text:style-name="P2"><text:span text:style-name="T1">25</text:span></text:p>
      <text:p text:style-name="P2"><text:span text:style-name="T1">わたすも在宅勤務したいべ..</text:span></text:p>
      <text:p text:style-name="P2"><text:span text:style-name="T1">right= 1 wrong= -1</text:span></text:p>
      <text:p text:style-name="P2"><text:span text:style-name="T1">[0.60307321 0.39692679]</text:span></text:p>
      <text:p text:style-name="P2"><text:span text:style-name="T1">[('..', -0.801835841919321), ('し', -0.4350776142368386), ('在宅', 0.021401555052053396), ('勤務', 0.05949915273941072), ('たい', 0.08708858795020263), ('べ', 0.10563755867503619), ('も', 0.22862297223258218)]</text:span></text:p>
      <text:p text:style-name="P2"><text:span text:style-name="T1"/></text:p>
      <text:p text:style-name="P2"><text:span text:style-name="T1">28</text:span></text:p>
      <text:p text:style-name="P2"><text:span text:style-name="T1">週0で在宅勤務と半日勤務決定したからゲーミングpc欲しいの加速する</text:span></text:p>
      <text:p text:style-name="P2"><text:span text:style-name="T1">right= 1 wrong= -1</text:span></text:p>
      <text:p text:style-name="P2"><text:span text:style-name="T1">[0.54064252 0.45935748]</text:span></text:p>
      <text:p text:style-name="P2"><text:span text:style-name="T1">[('し', -0.25200052626119673), ('する', -0.0941757968212378), ('欲しい', -0.06542337190811452), ('0', -0.03950113829500707), ('決定', -0.028408695680401736), ('ゲーミング', -0.02600832705836607), ('と', -0.023611961684143746), ('加速', -0.015379883073105827), ('半日', -0.012794162208437803), ('pc', -0.012134007975018422), ('の', -0.006450253701196019), ('で', 0.00625965135340084), ('た', 0.009001304974760418), ('在宅', 0.012395956398229187), ('勤務', 0.0689247955389624)]</text:span></text:p>
      <text:p text:style-name="P2"><text:span text:style-name="T1"/></text:p>
      <text:p text:style-name="P2"><text:span text:style-name="T1">29</text:span></text:p>
      <text:p text:style-name="P2"><text:span text:style-name="T1">今日は初の在宅勤務🏠。。信用売りの在庫チェックできる時間が増えます😀。。早速、日興ですかいらーくを確保しておくかどうか迷ってる。</text:span></text:p>
      <text:p text:style-name="P2"><text:span text:style-name="T1">right= 1 wrong= -1</text:span></text:p>
      <text:p text:style-name="P2"><text:span text:style-name="T1">[0.58881212 0.41118788]</text:span></text:p>
      <text:p text:style-name="P2"><text:span text:style-name="T1">[('か', -0.4380889941154952), ('どう', -0.23887807134726904), ('し', -0.23084251369137423), ('てる', -0.2054110189514675), ('売り', -0.1241992193844857), ('が', -0.10937695091881565), ('在庫', -0.0879717617904378), ('信用', -0.07758765553026839), ('。', -0.07292084851960842), ('は', -0.062300024554590515), ('を', -0.045046287779185706), ('今日', -0.03964306836139961), ('確保', -0.017631814064018085), ('の', -0.011817378323947221), ('😀', 0.0), ('で', 0.005734089823895594), ('チェック', 0.007418246945871468), ('在宅', 0.01135518951896934), ('おく', 0.0265382971971705), ('勤務', 0.03156892823586149), ('早速', 0.05492273796071292), ('て', 0.05646387508887987), ('、', 0.08040655246643605), ('迷っ', 0.08179000694332805), ('増え', 0.09618188875775875), ('初', 0.14486079982176955), ('できる', 0.18493579363512447), ('ます', 0.3041054259625111)]</text:span></text:p>
      <text:p text:style-name="P2"><text:span text:style-name="T1"/></text:p>
      <text:p text:style-name="P2"><text:span text:style-name="T1">30</text:span></text:p>
      <text:p text:style-name="P2"><text:span text:style-name="T1">在宅勤務だと怠けて定時ギリギリで起きてしまう。。おはようございます☀️</text:span></text:p>
      <text:p text:style-name="P2"><text:span text:style-name="T1">right= -1 wrong= 1</text:span></text:p>
      <text:p text:style-name="P2"><text:soft-page-break/><text:span text:style-name="T1">[0.26859069 0.73140931]</text:span></text:p>
      <text:p text:style-name="P2"><text:span text:style-name="T1">[('起き', -0.1202078251500612), ('だ', -0.07734110916513597), ('。', -0.03363883793646121), ('と', -0.024944551313980733), ('定時', -0.01153615082043306), ('怠け', -0.0016404249665455002), ('ギリギリ', 0.00039694018219868445), ('おはよう', 0.006115207071911971), ('で', 0.006612927654265696), ('しまう', 0.010866327694291139), ('在宅', 0.013095547697298784), ('勤務', 0.0364073540802382), ('て', 0.13023567209785528), ('ござい', 0.18545971032625713), ('️', 0.21481266359690396), ('ます', 0.3507142794971946)]</text:span></text:p>
      <text:p text:style-name="P2"><text:span text:style-name="T1"/></text:p>
      <text:p text:style-name="P2"><text:span text:style-name="T1">34</text:span></text:p>
      <text:p text:style-name="P2"><text:span text:style-name="T1">在宅勤務がはじまって、歴戦の在宅ワーカーたちが自宅で仕事をするポイントを語るのを後輩みたいにウンウン聞いていた陽キャたちが数週間で順応し、オンライン飲み会だオンラインママ会だと楽しみ方も見出しおまえたちはいつもそうだ..どこでも輝く..例えこんな暗い世の中でも..私も誘って</text:span></text:p>
      <text:p text:style-name="P2"><text:span text:style-name="T1">right= 1 wrong= -1</text:span></text:p>
      <text:p text:style-name="P2"><text:span text:style-name="T1">[0.64371583 0.35628417]</text:span></text:p>
      <text:p text:style-name="P2"><text:span text:style-name="T1">[('..', -0.8909518651293121), ('が', -0.22905803574533604), ('こんな', -0.20721305223396755), ('し', -0.16114404454344058), ('だ', -0.14044323874094153), ('を', -0.09433627569283809), ('週間', -0.07389685014246529), ('する', -0.06022157581586111), ('暗い', -0.05352720751678886), ('ポイント', -0.04883866641472184), ('は', -0.04348972713624331), ('自宅', -0.026930228151828453), ('と', -0.015098885156469446), ('仕事', -0.014199586520441196), ('誘っ', -0.011158854916059044), ('語る', -0.008541325759410521), ('の', -0.008249347611795639), ('世の中', -0.006397309764669127), ('た', 0.005755966907380369), ('オンライン', 0.00833819623422126), ('に', 0.011552781169857786), ('で', 0.012008374166726742), ('例え', 0.01248246467875594), ('在宅', 0.015853415702190725), ('はじまっ', 0.018761011283221492), ('勤務', 0.02203729588835452), ('見出し', 0.024132598132858726), ('輝く', 0.024703445158406532), ('ママ', 0.027697831004400562), ('飲み', 0.03378721156919599), ('楽しみ', 0.03390265936529688), ('聞い', 0.09934634169051267), ('いつも', 0.10234522072485344), ('、', 0.11225867250396364), ('て', 0.11824707317018417), ('でも', 0.12189960863298088), ('い', 0.12664818177000695), ('も', 0.2540321258706232)]</text:span></text:p>
      <text:p text:style-name="P2"><text:span text:style-name="T1"/></text:p>
      <text:p text:style-name="P2"><text:span text:style-name="T1">36</text:span></text:p>
      <text:p text:style-name="P2"><text:span text:style-name="T1">↓「ウサギ可愛かったな..」って帰り道に何度も言うクラウスちゃん。恋人がウサギに似てたな(歯)と内心思いながら、「可愛かったですね」と微笑むティリケ。ウサギ飼いたいけど、家に残して出勤したら可哀想だよな..と寂しそうに呟く恋人を見て、同居を決意するティーリケ(在宅勤務)。なんつって🐰</text:span></text:p>
      <text:p text:style-name="P2"><text:span text:style-name="T1">right= 1 wrong= -1</text:span></text:p>
      <text:p text:style-name="P2"><text:span text:style-name="T1">[0.50326089 0.49673911]</text:span></text:p>
      <text:p text:style-name="P2"><text:span text:style-name="T1">[('..', -0.24011616133330493), ('ん', -0.20116383954209655), ('し', -0.13028747425724777), ('って', -0.08825877842514844), ('たら', -0.08353136406897634), ('が', -0.061732331923155345), ('よ', -0.06112786309181597), ('を', -0.0508482338505616), ('する', -0.0486900836519886), ('だ', -0.03785018326079523), ('と', -0.036623052686374856), ('な', -0.029137169733829595), ('ね', -0.029012843342597877), (')。', -0.02842565496434697), ('似', -0.02596630710626619), ('可哀想', -0.02499268623419672), ('↓', -0.01763931289987528), ('。', -0.016462605648138295), ('言う', -0.015095942947858494), ('決意', -0.00931863980049623), ('「', -0.002158599717809595), ('..」', -0.0018508698570660507), ('呟く', -0.0008679715533102178), ('同居', 0.0), ('可愛かっ', 0.0023887208282669927), ('飼い', 0.0033049890881041125), ('ウサギ', 0.005365854005059238), ('在宅', 0.0064088669737708236), ('寂し', 0.009831961725314845), ('恋人', 0.011258908190998439), ('た', 0.013961367155620697), ('歯', 0.01417334267723037), ('」', 0.015390432018371014), ('つっ', 0.017551999647630014), ('勤務', 0.017817497561812404), ('出勤', 0.018813752512351567), ('けど', 0.02331613188469634), ('たい', 0.02607937478135908), ('(', 0.027986059869779603), ('に', 0.037362415310649634), ('残し', 0.04003265404510391), (')', 0.05174124398230781), ('ながら', 0.06258365673943284), ('も', 0.06846297909768657), ('思い', 0.07286725200863604), ('です', 0.1014207590671591), ('て', 0.12747280480478979), ('、', 0.13614433234673637)]</text:span></text:p>
      <text:p text:style-name="P2"><text:soft-page-break/><text:span text:style-name="T1"/></text:p>
      <text:p text:style-name="P2"><text:span text:style-name="T1">37</text:span></text:p>
      <text:p text:style-name="P2"><text:span text:style-name="T1">在宅勤務だからこそ大事なこと💡。。仕事を始める前に。・こなさなければならない仕事。・その優先順位とリミット。これを箇条書きで書き出してみましょ📝。。そして終わったら、ダイナミックに赤ペンで消す🖍️。。この赤ペンで消して。「終わった~😆」。と脳みそにもわからせてあげるのが大事なんです👍</text:span></text:p>
      <text:p text:style-name="P2"><text:span text:style-name="T1">right= 1 wrong= -1</text:span></text:p>
      <text:p text:style-name="P2"><text:span text:style-name="T1">[0.71957109 0.28042891]</text:span></text:p>
      <text:p text:style-name="P2"><text:span text:style-name="T1">[('終わっ', -0.2925373244609986), ('ない', -0.26803751327866776), ('ん', -0.21695986327906586), ('・', -0.16645990680080894), ('なら', -0.12420464946295813), ('。', -0.09765415958067374), ('たら', -0.09009051213762741), ('優先', -0.08122222165231882), ('消し', -0.07972170726805133), ('ペン', -0.07704999553866763), ('なけれ', -0.0686366827078399), ('が', -0.06657975073667712), ('ましょ', -0.06033695998344125), ('を', -0.05484099870688338), ('ば', -0.04812996984933234), ('わから', -0.045526779155976665), ('だ', -0.0408222998926765), ('と', -0.02633254075147421), ('仕事', -0.02476415886529154), ('書き', -0.023999553640396406), ('赤', -0.023655718878745), ('順位', -0.022409905443470192), ('な', -0.01571255643206123), ('その', -0.011335429776472852), ('の', -0.00359672717405248), ('「', -0.0011640499125395618), ('大事', 0.0011923939315876088), ('書き出し', 0.00227508969250035), ('始める', 0.0024623156944084497), ('リミット', 0.004672655488398591), ('た', 0.005019219352356867), ('こなさ', 0.005838859445289391), ('み', 0.006613115634889632), ('ダイナミック', 0.006763038649404822), ('在宅', 0.006912111568202905), ('😆', 0.007372603102219528), ('で', 0.01047133608963158), ('消す', 0.015643668344903404), ('あげる', 0.016376541021005324), ('」', 0.016598937632689076), ('勤務', 0.019216584072889287), ('せ', 0.025688197618719506), ('こそ', 0.026671204171830314), ('👍', 0.02913588331522889), ('に', 0.0302221731401603), ('この', 0.041756031582853), ('、', 0.048944939275043654), ('そして', 0.06427706906769615), ('も', 0.07383890970923361), ('~', 0.09261067741128917), ('て', 0.1031117807946991), ('です', 0.10938463926199424)]</text:span></text:p>
      <text:p text:style-name="P2"><text:span text:style-name="T1"/></text:p>
      <text:p text:style-name="P2"><text:span text:style-name="T1">43</text:span></text:p>
      <text:p text:style-name="P2"><text:span text:style-name="T1">在宅勤務だってよ</text:span></text:p>
      <text:p text:style-name="P2"><text:span text:style-name="T1">right= -1 wrong= 1</text:span></text:p>
      <text:p text:style-name="P2"><text:span text:style-name="T1">[0.48987613 0.51012387]</text:span></text:p>
      <text:p text:style-name="P2"><text:span text:style-name="T1">[('よ', -0.22076192352899549), ('だって', -0.14260692609496722), ('在宅', 0.023145481114659194), ('勤務', 0.06434749777381821)]</text:span></text:p>
      <text:p text:style-name="P2"><text:span text:style-name="T1"/></text:p>
      <text:p text:style-name="P2"><text:span text:style-name="T1">45</text:span></text:p>
      <text:p text:style-name="P2"><text:span text:style-name="T1">明日から在宅勤務確定だけど、ウチの施設テロ対策で持ち出しができない資料が多すぎるから実質休みやなこれは</text:span></text:p>
      <text:p text:style-name="P2"><text:span text:style-name="T1">right= 1 wrong= -1</text:span></text:p>
      <text:p text:style-name="P2"><text:span text:style-name="T1">[0.659782 0.340218]</text:span></text:p>
      <text:p text:style-name="P2"><text:span text:style-name="T1">[('ない', -0.42892203557020325), ('が', -0.21308601071852346), ('すぎる', -0.17549951596269606), ('多', -0.07900725536252824), ('だ', -0.06532512465305589), ('は', -0.06068583731986289), ('施設', -0.05752650262089605), ('テロ', -0.04549594597727748), ('でき', -0.04292924124858238), ('実質', -0.020638477529744955), ('な', -0.012571862808331325), ('休み', -0.012025812164438173), ('確定', -0.011854683650496377), ('ウチ', -0.009055309994064682), ('の', -0.00575559563291932), ('や', -0.0017855353554144364), ('対策', -0.0003989375311795935), ('持ち出し', 0.004730126668753527), ('で', 0.00558552014575039), ('明日', 0.009778199280751097), ('在宅', 0.011060977725306691), ('勤務', 0.03075098054905588), ('けど', 0.040240999925950656), ('、', 0.0783232269540031), ('資料', 0.08339388459578605)]</text:span></text:p>
      <text:p text:style-name="P2"><text:span text:style-name="T1"/></text:p>
      <text:p text:style-name="P2"><text:span text:style-name="T1">48</text:span></text:p>
      <text:p text:style-name="P2"><text:span text:style-name="T1">家は父親がコロナの影響で在宅勤務になって収入が減るからなんとも言えぬ</text:span></text:p>
      <text:p text:style-name="P2"><text:span text:style-name="T1">right= -1 wrong= 1</text:span></text:p>
      <text:p text:style-name="P2"><text:span text:style-name="T1">[0.40682453 0.59317547]</text:span></text:p>
      <text:p text:style-name="P2"><text:span text:style-name="T1">[('が', -0.2632343895966613), ('は', -0.07496784650569148), ('言え', -0.04054650665550004), ('減る', -0.01631437023776187), ('なっ', -</text:span><text:soft-page-break/><text:span text:style-name="T1">0.010902493065284133), ('ぬ', -0.01068853531904878), ('コロナ', -0.007141595467203013), ('の', -0.007110136878943514), ('で', 0.0069000352542554115), ('在宅', 0.013664105447586134), ('収入', 0.0192214209065724), ('に', 0.01991475188479545), ('勤務', 0.037988019800240504), ('て', 0.06794499923624477), ('父親', 0.08774515960388153), ('影響', 0.10979241359211418), ('なんとも', 0.12846638632386656)]</text:span></text:p>
      <text:p text:style-name="P2"><text:span text:style-name="T1"/></text:p>
      <text:p text:style-name="P2"><text:span text:style-name="T1">50</text:span></text:p>
      <text:p text:style-name="P2"><text:span text:style-name="T1">皆さま、おはずーみん🌻🍥🐼🌈。。月曜日!️。。昨日は虹コンやらラスアイ\sの配信ラッシュだったので0日家でまったりでした😁。。そして今日も夜から配信があります。。ネットサイン会楽しみです😁。。外出自粛からの在宅勤務でメリハリつけにく..\s</text:span></text:p>
      <text:p text:style-name="P2"><text:span text:style-name="T1">right= -1 wrong= 1</text:span></text:p>
      <text:p text:style-name="P2"><text:span text:style-name="T1">[0.29353614 0.70646386]</text:span></text:p>
      <text:p text:style-name="P2"><text:span text:style-name="T1">[('つけ', -0.10824829738601219), ('やら', -0.09563212227987644), ('。', -0.08988552324525811), ('が', -0.06741147877389958), ('s', -0.04859202378795833), ('は', -0.038396908558846456), ('でし', -0.03623611279554275), ('だっ', -0.03566828471431757), ('ネット', -0.025525460880500405), ('今日', -0.024432916066204024), ('..\\', -0.024122668974747907), ('皆さま', -0.02397806797871733), ('0', -0.022301393437293267), ('外出', -0.016490228706640447), ('虹', -0.008537505612435091), ('の', -0.007283316469840163), ('\\', -0.0027608732372539175), ('みん', 0.0), ('ラッシュ', 0.0), ('😁', 0.0), ('サイン', 0.0024490578683129794), ('まったり', 0.002599775395554758), ('月曜日', 0.004271022481472192), ('コン', 0.005600976179223622), ('在宅', 0.0069984590976555384), ('で', 0.007068097459364741), ('ー', 0.008962431796349063), ('た', 0.01016384096032852), ('配信', 0.014353131346297739), ('にく', 0.018452525466283252), ('勤務', 0.019456641621561667), ('メリハリ', 0.025437895167574193), ('楽しみ', 0.02993252423665289), ('あり', 0.034281744251686404), ('、', 0.04955636959469458), ('昨日', 0.04997684321542631), ('夜', 0.052226683792962386), ('お', 0.05269084123716193), ('そして', 0.06508003152854296), ('も', 0.07476132066396969), ('ので', 0.10748375899580632), ('です', 0.11075109483308047), ('️', 0.11479914201308807), ('!', 0.18261637115679663), ('ます', 0.18742702457042937)]</text:span></text:p>
      <text:p text:style-name="P2"><text:span text:style-name="T1"/></text:p>
      <text:p text:style-name="P2"><text:span text:style-name="T1">59</text:span></text:p>
      <text:p text:style-name="P2"><text:span text:style-name="T1">在宅勤務が続くと、曜日の感覚が薄くなるという話を聞きます。昔の日本海軍は、そのためもあって、金曜日のメニューはカレーだったそうです。。いま、家に引きこもる私たちには何があるか。。そう!月曜日は「銀河英雄伝説\sdie\sneue\sthese」の日です!。今日も0時0分、nhk\seテレでお待ちしています。</text:span></text:p>
      <text:p text:style-name="P2"><text:span text:style-name="T1">right= -1 wrong= 1</text:span></text:p>
      <text:p text:style-name="P2"><text:span text:style-name="T1">[0.26702523 0.73297477]</text:span></text:p>
      <text:p text:style-name="P2"><text:span text:style-name="T1">[('が', -0.21301232869943007), ('は', -0.1617729414582672), ('し', -0.14985576940162806), ('か', -0.14219686449813593), ('日本', -0.11510755178551872), ('。', -0.05680553214700409), ('0', -0.046979850076209036), ('だっ', -0.03756919210151287), ('テレ', -0.037531903412344136), ('を', -0.029242646884629166), ('引き', -0.027530415950512335), ('今日', -0.025735045142860364), ('お待ち', -0.024379625983735338), ('の', -0.015342947819506484), ('と', -0.014041195618740928), ('という', -0.013815834239339051), ('カレー', -0.01280646322638706), ('その', -0.012088691966045503), ('\\', -0.011632045426247536), ('銀河', -0.010409855557007543), ('海軍', -0.010129207978212068), ('薄く', -0.009844388321303256), ('se', -0.007316683604592583), ('昔', -0.006286125825725106), ('金曜日', -0.004655947459093911), ('「', -0.0012414033788996383), ('続く', 0.0008966453030236193), ('英雄', 0.0018861570218621797), ('で', 0.003722392503171), ('月曜日', 0.0044986425717270144), ('た', 0.005352756609775102), ('在宅', 0.007371435334227336), ('なる', 0.015069779095990601), ('」', 0.017701970543865544), ('感覚', 0.019238248898575807), ('メニュー', 0.019678983222737867), ('勤務', 0.020493564873819765), ('に', 0.02148699836649533), ('伝説', 0.023790598933744255), ('曜日', 0.02513940080660309), ('!。', </text:span><text:soft-page-break/><text:span text:style-name="T1">0.026006206183607335), ('nhk', 0.0261002211060246), ('ある', 0.06495049774960922), ('て', 0.07330917784194696), ('聞き', 0.07733192747598014), ('あっ', 0.07995406038265754), ('い', 0.11777637067651832), ('も', 0.15749130861120633), ('!', 0.19234873736770694), ('です', 0.23330693867466384), ('、', 0.2609871464339455), ('ます', 0.39483153998010556)]</text:span></text:p>
      <text:p text:style-name="P2"><text:span text:style-name="T1"/></text:p>
      <text:p text:style-name="P2"><text:span text:style-name="T1">60</text:span></text:p>
      <text:p text:style-name="P2"><text:span text:style-name="T1">おはようございます☀️。在宅勤務0週目です。。一応在宅勤務に対応してはいるものの、実はハード面は突貫工事でしのいでます。先週改善される予定でしたが、かなわず。。たぶんそんなところが多いと思う。在宅勤務も普通に出勤するのも無理にや..\s</text:span></text:p>
      <text:p text:style-name="P2"><text:span text:style-name="T1">right= -1 wrong= 1</text:span></text:p>
      <text:p text:style-name="P2"><text:span text:style-name="T1">[0.39534114 0.60465886]</text:span></text:p>
      <text:p text:style-name="P2"><text:span text:style-name="T1">[('無理', -0.1464546603120705), ('し', -0.13215150787667937), ('が', -0.12523108295554092), ('ず', -0.1110486213766132), ('一応', -0.07531117566370654), ('ものの', -0.07493048116186371), ('は', -0.07133038064773876), ('改善', -0.07005044453253687), ('。', -0.05844348125820364), ('普通', -0.05348824414134252), ('する', -0.04938669668695342), ('でし', -0.033658122696767885), ('たぶん', -0.029230489557972878), ('実は', -0.022602962023576024), ('s', -0.02256749099948357), ('..\\', -0.02240648042759852), ('0', -0.020714778123597233), ('と', -0.012382340571986531), ('かなわ', -0.008122387755334547), ('予定', -0.004810671915443742), ('の', -0.0033825752884208997), ('工事', -0.0011869778023692566), ('や', -0.0010493627688648575), ('おはよう', 0.00303555576845334), ('対応', 0.00365612971275256), ('た', 0.004720371194937502), ('で', 0.006565243155697283), ('先週', 0.006691292434839135), ('多い', 0.009689642524807574), ('さ', 0.01604965932653186), ('そんな', 0.016991272150519283), ('出勤', 0.0190829224182893), ('在宅', 0.01950167748342279), ('思う', 0.020129821855661582), ('に', 0.028422721846623023), ('れる', 0.029253511609844993), ('て', 0.03232414217916554), ('いる', 0.032544000938705735), ('勤務', 0.054217241898483925), ('ハード', 0.07490814529891807), ('ござい', 0.09206119872577544), ('、', 0.09206144034465959), ('です', 0.10287179421606514), ('️', 0.1066318462237341), ('も', 0.1388849691509859), ('ます', 0.34818534897913306)]</text:span></text:p>
      <text:p text:style-name="P2"><text:span text:style-name="T1"/></text:p>
      <text:p text:style-name="P2"><text:span text:style-name="T1">66</text:span></text:p>
      <text:p text:style-name="P2"><text:span text:style-name="T1">本日は出社デー。早起きしておにぎりを作り、子供たちを見送ったあと野菜たくさん味噌汁も準備してから家を出ました。今週残りは在宅勤務だし、来週からようやく給食も開始。少し気持ちの余裕が戻って来るかな~(^^ゞ</text:span></text:p>
      <text:p text:style-name="P2"><text:span text:style-name="T1">right= 1 wrong= -1</text:span></text:p>
      <text:p text:style-name="P2"><text:span text:style-name="T1">[0.53823068 0.46176932]</text:span></text:p>
      <text:p text:style-name="P2"><text:span text:style-name="T1">[('し', -0.5401727812944561), ('か', -0.17085511865623346), ('を', -0.10540856693843235), ('は', -0.09718827206834257), ('が', -0.08531422691967733), ('出', -0.05263031324308194), ('だ', -0.05230904168147295), ('戻っ', -0.04006758415592808), ('。', -0.0341270391916205), ('開始', -0.02395542164663342), ('気持ち', -0.02213402709142419), ('残り', -0.020927776397940065), ('来る', -0.01726985424008803), ('今週', -0.01481321618814569), ('準備', -0.011410797361162212), ('な', -0.010066909158572872), ('来週', -0.00661314785801386), ('の', -0.004608788631679962), ('味噌汁', -0.0031858563983673204), ('ゞ', -0.0030222297304592373), ('出社', -0.0022835967281125435), ('本日', -0.001332081742009522), ('見送っ', 0.00494597942457306), ('野菜', 0.005372479736199567), ('在宅', 0.00885706912836094), ('余裕', 0.010505194243779185), ('た', 0.012863094681149627), ('ようやく', 0.015572071052746174), ('作り', 0.018984940957785773), ('早起き', 0.021491713521620968), ('勤務', 0.024623823250698996), ('、', 0.1254345235504348), ('て', 0.1321257855050063), ('子供', 0.14000727137970975), ('少し', 0.14008206543036342), ('も', 0.18923199407428481)]</text:span></text:p>
      <text:p text:style-name="P2"><text:span text:style-name="T1"/></text:p>
      <text:p text:style-name="P2"><text:span text:style-name="T1">68</text:span></text:p>
      <text:p text:style-name="P2"><text:span text:style-name="T1">眠たい..寝たい..でも今日の昼休みは仮眠せず予習するんじゃ..よりによって今日出社..在宅勤務なら良かったのに..そしてイヤホン忘れた..</text:span></text:p>
      <text:p text:style-name="P2"><text:span text:style-name="T1">right= 1 wrong= -1</text:span></text:p>
      <text:p text:style-name="P2"><text:soft-page-break/><text:span text:style-name="T1">[0.89978765 0.10021235]</text:span></text:p>
      <text:p text:style-name="P2"><text:span text:style-name="T1">[('..', -2.0289020561511317), ('のに', -0.3393184378321232), ('ん', -0.283294639147366), ('なら', -0.1621798189685203), ('ず', -0.1541814598749455), ('じゃ', -0.1450161780804785), ('寝', -0.08686003096467702), ('する', -0.06856918077147087), ('今日', -0.0630191537986449), ('は', -0.04951804932546448), ('予習', -0.03947766787917113), ('眠たい', -0.029560232816731254), ('の', -0.004696414864412565), ('出社', -0.0023270144229466114), ('で', 0.004557637733954699), ('在宅', 0.00902546730471376), ('た', 0.013107658842856706), ('勤務', 0.025091992446417948), ('によって', 0.028834958777823806), ('せ', 0.033542280884371986), ('たい', 0.03672701358599769), ('イヤ', 0.04882414630800323), ('忘れ', 0.049948023760670944), ('ホン', 0.06630703374762867), ('そして', 0.0839295748613255), ('も', 0.09641491732600406), ('より', 0.1609543164055992), ('良かっ', 0.2884110949831087)]</text:span></text:p>
      <text:p text:style-name="P2"><text:span text:style-name="T1"/></text:p>
      <text:p text:style-name="P2"><text:span text:style-name="T1">69</text:span></text:p>
      <text:p text:style-name="P2"><text:span text:style-name="T1">この0ヶ月原稿に向かい続けていたにも関わらず、いつもは増える白髪が今回は増えないことについて「なに?娘氏の癒し効果?それとも在宅勤務だから?」とは妻氏の弁。まあ、余計なストレスは逆に無いかもねと。</text:span></text:p>
      <text:p text:style-name="P2"><text:span text:style-name="T1">right= 1 wrong= -1</text:span></text:p>
      <text:p text:style-name="P2"><text:span text:style-name="T1">[0.67786118 0.32213882]</text:span></text:p>
      <text:p text:style-name="P2"><text:span text:style-name="T1">[('?', -0.6174556617396753), ('ない', -0.35814461900391636), ('は', -0.20268770810026254), ('無い', -0.1968047248647952), ('ず', -0.1577742215177221), ('余計', -0.13511520757040862), ('が', -0.08896209776492023), ('関わら', -0.07035815613301581), ('それとも', -0.0661907980933059), ('だ', -0.05454567483144093), ('?」', -0.05011820101626729), ('ね', -0.04181023663734913), ('と', -0.035184842821000775), ('0', -0.029430874078831097), ('。', -0.023724163457134295), ('逆', -0.020798921111244508), ('増える', -0.02050260021023992), ('な', -0.010497350665777068), ('の', -0.009611702986311638), ('氏', -0.009310214476645585), ('まあ', -0.008741031904509677), ('かも', -0.005071390078862362), ('向かい', -0.003555958478404702), ('「', -0.0015553726317203646), ('ストレス', 0.001422959235296274), ('続け', 0.0025581517908509193), ('効果', 0.00615601971268854), ('た', 0.006706547828542325), ('在宅', 0.009235780222796197), ('妻', 0.02016132787053974), ('弁', 0.02421795870594135), ('勤務', 0.025676690166075357), ('に', 0.040382066496415854), ('て', 0.045925075929128555), ('この', 0.05579330236066097), ('癒し', 0.06445017684129753), ('について', 0.07751940834459169), ('増え', 0.07822985116154368), ('も', 0.09866159352845603), ('いつも', 0.1192472314136939), ('、', 0.13079786045176267), ('い', 0.1475637546403192), ('娘', 0.20290916597353437)]</text:span></text:p>
      <text:p text:style-name="P2"><text:span text:style-name="T1"/></text:p>
      <text:p text:style-name="P2"><text:span text:style-name="T1">70</text:span></text:p>
      <text:p text:style-name="P2"><text:span text:style-name="T1">王子動物園、平日はどこ住み関係なく抽選に参加できるようになってる!。仕事休みたい..そうか在宅勤務の日にこっそり行きてぇ(ダメです)</text:span></text:p>
      <text:p text:style-name="P2"><text:span text:style-name="T1">right= 1 wrong= -1</text:span></text:p>
      <text:p text:style-name="P2"><text:span text:style-name="T1">[0.56758656 0.43241344]</text:span></text:p>
      <text:p text:style-name="P2"><text:span text:style-name="T1">[('..', -0.37162369428638947), ('ダメ', -0.36117571393541575), ('か', -0.19133799633572618), ('てる', -0.17942898963169143), ('は', -0.05441981894116826), ('なく', -0.04913123093712231), ('行き', -0.03321246113261262), ('仕事', -0.017768309400080853), ('王子', -0.014551371637238197), ('休み', -0.010784106300779682), ('なっ', -0.007914215577408398), ('てぇ', -0.007832087576293424), ('の', -0.005161310877052521), ('住み', -0.0031971780020308), ('平日', -0.0018010449002065136), ('抽選', -0.00039383970340216913), ('こっそり', 0.0), ('在宅', 0.009918894287489172), ('園', 0.010260701235256065), ('動物', 0.021431542424210383), ('(', 0.0216567741620918), ('勤務', 0.02757583758665998), ('!。', 0.03499356614526778), ('たい', 0.04036260427916348), ('参加', 0.042950650164616425), ('に', 0.0433688804871798), ('、', 0.0702360883192393), (')', 0.08007904228065645), ('です', 0.15696718185307637), ('できる', 0.1615436346505126)]</text:span></text:p>
      <text:p text:style-name="P2"><text:span text:style-name="T1"/></text:p>
      <text:p text:style-name="P2"><text:span text:style-name="T1">71</text:span></text:p>
      <text:p text:style-name="P2"><text:soft-page-break/><text:span text:style-name="T1">得意先、一向に在宅勤務を緩めないな、と思ってたら、。社員が通勤したり、得意先を訪問することが減ることで。利益率が改善してるらしい。。動いてほしいのは生産性の高い人間だけで。いいらしいそうだ・・。。テナント費用だけで月額0万っ..\s</text:span></text:p>
      <text:p text:style-name="P2"><text:span text:style-name="T1">right= 1 wrong= -1</text:span></text:p>
      <text:p text:style-name="P2"><text:span text:style-name="T1">[0.84745873 0.15254127]</text:span></text:p>
      <text:p text:style-name="P2"><text:span text:style-name="T1">[('だけ', -0.46390358435706264), ('し', -0.3255407163257841), ('ない', -0.31048366196560595), ('が', -0.23136975756064035), ('・', -0.19282032877329308), ('てる', -0.144838247473062), ('ほしい', -0.12251043372099277), ('たら', -0.1043571542456688), ('改善', -0.08628078581343944), ('得意', -0.07632565773030393), ('利益', -0.07496230916025418), ('。', -0.07198454659754056), ('を', -0.06352556362758705), ('する', -0.06082934986802449), ('思っ', -0.049862018053826056), ('だ', -0.047286877890704175), ('高い', -0.04554297487108773), ('は', -0.04392863839572106), ('s', -0.02779626696542605), ('..\\', -0.027597951040963062), ('費用', -0.02583128897177532), ('0', -0.025514289686268284), ('っ', -0.02426092908672879), ('月額', -0.015716010852439392), ('と', -0.015251267595659621), ('訪問', -0.009824945117871273), ('減る', -0.00955967263611002), ('な', -0.009100390464366897), ('の', -0.008332602481131105), ('一向に', -0.008140113211263107), ('社員', -0.005445170392846825), ('生産', -0.0011847256716724533), ('動い', 0.0021496305367951244), ('人間', 0.007414253621109299), ('在宅', 0.00800670654401742), ('率', 0.010571983685021168), ('で', 0.012129566249934956), ('勤務', 0.022259702832034347), ('通勤', 0.028545508349930023), ('たり', 0.03792277934888217), ('らしい', 0.04459562067166679), ('て', 0.07962697186506332), ('いい', 0.2187184695169862), ('、', 0.2267832408219736)]</text:span></text:p>
      <text:p text:style-name="P2"><text:span text:style-name="T1"/></text:p>
      <text:p text:style-name="P2"><text:span text:style-name="T1">72</text:span></text:p>
      <text:p text:style-name="P2"><text:span text:style-name="T1">出張で久しぶりにこの時間の電車🚃。満員電車💦💦毎日こんな満員電車に乗らなきゃいけない仕事はしたくない( ́-ω-`)笑。。在宅勤務、フレックスが使えない会社は無理💦💦。外資系の私の会社じゃありえない!笑</text:span></text:p>
      <text:p text:style-name="P2"><text:span text:style-name="T1">right= 1 wrong= -1</text:span></text:p>
      <text:p text:style-name="P2"><text:span text:style-name="T1">[0.78195815 0.21804185]</text:span></text:p>
      <text:p text:style-name="P2"><text:span text:style-name="T1">[('ない', -1.1459038632063614), ('こんな', -0.19312015774099967), ('会社', -0.17524660522388552), ('無理', -0.16643928150167553), ('し', -0.15018437770084894), ('使え', -0.13444993988720325), ('じゃ', -0.11869983338816124), ('なきゃ', -0.11001193488943896), ('は', -0.08106384104782345), ('が', -0.07115980954236349), ('ありえ', -0.04098722498638943), ('。', -0.03795339803300534), ('いけ', -0.020621242420436045), ('乗ら', -0.01550206938391887), ('仕事', -0.013233849697789719), ('の', -0.011532444227389941), ('-`)', -0.009437452538124039), ('-', 0.002212093433479918), ('で', 0.0037305550789222285), ('在宅', 0.007387599642332852), ('(', 0.016129981066110577), ('出張', 0.016628493048416102), ('満員', 0.017712681423082795), ('勤務', 0.020538503787583637), ('に', 0.02153411571150493), ('́', 0.03527617140009567), ('電車', 0.04378212691568152), ('この', 0.04462845267223105), ('ω', 0.048013214334283835), ('たく', 0.04949932409857805), (' ', 0.051445296555089726), ('、', 0.05231188940087161), ('久しぶり', 0.0883293443689284), ('笑', 0.19012590231128423), ('!', 0.19277052554240362)]</text:span></text:p>
      <text:p text:style-name="P2"><text:span text:style-name="T1"/></text:p>
      <text:p text:style-name="P2"><text:span text:style-name="T1">73</text:span></text:p>
      <text:p text:style-name="P2"><text:span text:style-name="T1">エール、在宅勤務だったら毎日見られたのになぁ。今週は久志(育三郎くん)とミュージックティーチャー(古川くん)がメインらしい。..ダブルモーツァルトじゃん?もはやダブルトートじゃん?</text:span></text:p>
      <text:p text:style-name="P2"><text:span text:style-name="T1">right= 1 wrong= -1</text:span></text:p>
      <text:p text:style-name="P2"><text:span text:style-name="T1">[0.84499665 0.15500335]</text:span></text:p>
      <text:p text:style-name="P2"><text:span text:style-name="T1">[('?', -0.6942751454432652), ('のに', -0.39042461639805304), ('..', -0.3890805895306385), ('じゃん', -0.30488564283976294), ('たら', -0.13535295665143462), ('が', -0.10003013526616313), ('もはや', -0.08080531061995555), ('は', -0.05697617122191079), ('くん', -0.05614864569435349), ('られ', -0.054186168123418366), ('だっ', -0.052927237461324286), ('。', -0.02667575674715583), ('と', -0.01978114655076868), ('メイン', -0.019423814319809253), ('今週', -0.017368357805342405), ('三郎', 0.0), ('た', </text:span><text:soft-page-break/><text:span text:style-name="T1">0.007540929264402031), ('在宅', 0.010384830935710637), ('なぁ', 0.02379628455852894), ('勤務', 0.028871203074447658), ('らしい', 0.028920629137730913), ('(', 0.04534818736194445), ('、', 0.07353540441507977), (')', 0.16768145550803137)]</text:span></text:p>
      <text:p text:style-name="P2"><text:span text:style-name="T1"/></text:p>
      <text:p text:style-name="P2"><text:span text:style-name="T1">74</text:span></text:p>
      <text:p text:style-name="P2"><text:span text:style-name="T1">コロナ第二波に備えましょうとかではなく、通勤めんどうよね?家で仕事した方がいいよね!だから希望者には在宅勤務を認めましょうってなりませんかね?</text:span></text:p>
      <text:p text:style-name="P2"><text:span text:style-name="T1">right= 1 wrong= -1</text:span></text:p>
      <text:p text:style-name="P2"><text:span text:style-name="T1">[0.71172689 0.28827311]</text:span></text:p>
      <text:p text:style-name="P2"><text:span text:style-name="T1">[('?', -0.7755002084016283), ('し', -0.2358148438420022), ('よ', -0.22127771793212095), ('う', -0.14027454984167165), ('は', -0.12728392467026428), ('が', -0.11173292210514787), ('ね', -0.1050240502588697), ('ましょ', -0.1012563846409457), ('とか', -0.07113140270100167), ('だ', -0.06850723836592501), ('なく', -0.057457154573765136), ('を', -0.046016581384625145), ('認め', -0.038447532555276755), ('波', -0.03557318301696325), ('仕事', -0.020779379637800837), ('希望', -0.020546796136296706), ('コロナ', -0.006062667809218436), ('た', 0.008423162278626604), ('在宅', 0.01159977943574157), ('で', 0.011715203363326394), ('勤務', 0.03224892054395101), ('に', 0.03381219945458705), ('通勤', 0.04135553100640616), ('めんどう', 0.054640236158050165), ('備え', 0.06703780249060101), ('、', 0.08213850347816101), ('!', 0.302682290089255), ('いい', 0.31687011269517634)]</text:span></text:p>
      <text:p text:style-name="P2"><text:span text:style-name="T1"/></text:p>
      <text:p text:style-name="P2"><text:span text:style-name="T1">80</text:span></text:p>
      <text:p text:style-name="P2"><text:span text:style-name="T1">私も在宅勤務でだいぶ鈍ってきたから体力つけなきゃ!。そうですね🎶。シュッとなったところイメージしときます😆😍❤️</text:span></text:p>
      <text:p text:style-name="P2"><text:span text:style-name="T1">right= -1 wrong= 1</text:span></text:p>
      <text:p text:style-name="P2"><text:span text:style-name="T1">[0.34906234 0.65093766]</text:span></text:p>
      <text:p text:style-name="P2"><text:span text:style-name="T1">[('し', -0.2593175838000599), ('つけ', -0.19730096258191465), ('なきゃ', -0.18995337318987712), ('き', -0.09978346040167088), ('ね', -0.05774569257453855), ('と', -0.024297555816868842), ('。', -0.0163831678527261), ('鈍っ', -0.016244948655444964), ('イメージ', -0.013224741949188603), ('なっ', -0.010177829538101259), ('で', 0.006441405851320352), ('在宅', 0.012755883925210102), ('だいぶ', 0.014635570711814384), ('体力', 0.016460094723115572), ('た', 0.01852533160730746), ('勤務', 0.03546304388378779), ('!。', 0.045002381811974225), ('て', 0.0634288521030944), ('❤', 0.08951658573327399), ('も', 0.13626524284531114), ('です', 0.2018627372922663), ('️', 0.20924099288130713), ('ます', 0.34161768133628284)]</text:span></text:p>
      <text:p text:style-name="P2"><text:span text:style-name="T1"/></text:p>
      <text:p text:style-name="P2"><text:span text:style-name="T1">85</text:span></text:p>
      <text:p text:style-name="P2"><text:span text:style-name="T1">月曜日、雨、在宅勤務、全部嫌いだ!</text:span></text:p>
      <text:p text:style-name="P2"><text:span text:style-name="T1">right= -1 wrong= 1</text:span></text:p>
      <text:p text:style-name="P2"><text:span text:style-name="T1">[0.29843884 0.70156116]</text:span></text:p>
      <text:p text:style-name="P2"><text:span text:style-name="T1">[('嫌い', -0.3003212328430293), ('だ', -0.1026610630881299), ('月曜日', 0.010608365062034386), ('在宅', 0.017382771760558594), ('雨', 0.04218410502064717), ('勤務', 0.04832640382907867), ('、', 0.3692643122977043), ('!', 0.45358251798934685)]</text:span></text:p>
      <text:p text:style-name="P2"><text:span text:style-name="T1"/></text:p>
      <text:p text:style-name="P2"><text:span text:style-name="T1">86</text:span></text:p>
      <text:p text:style-name="P2"><text:span text:style-name="T1">週に0~0日は在宅勤務okな状態が続いているので、半分以上新潟に滞在できるという少し前には想像もできなかった状況になってます。これがスタンダートになれば東京の拠点は引き払って新幹線で通うんだけど、まだ先の事はよくわからないが、出来るだけ続けられるように交渉はしよう。</text:span></text:p>
      <text:p text:style-name="P2"><text:span text:style-name="T1">right= 1 wrong= -1</text:span></text:p>
      <text:p text:style-name="P2"><text:span text:style-name="T1">[0.56902542 0.43097458]</text:span></text:p>
      <text:p text:style-name="P2"><text:span text:style-name="T1">[('ない', -0.34584336868412074), ('ん', -0.27993891253448716), ('だけ', -0.258367827380974), ('が', -0.2577195072353411), ('は', -0.24465745135030217), ('なかっ', -0.1758529769607681), ('う', -0.10785089772327514), ('半分', -0.0729286680369279), ('状況', -0.06909778877095951), ('なれ', -0.06458075236780518), ('ば', -0.062101124218581605), ('わから', -0.05874228004895495), ('しよ', -0.05764580770862344), ('0', -0.05684001431069839), ('だ', -0.052672185843026464), ('</text:span><text:soft-page-break/><text:span text:style-name="T1">続い', -0.04119617124718368), ('よく', -0.03688062326138706), ('でき', -0.034614200664057536), ('。', -0.02290930583306717), ('交渉', -0.020231885741250927), ('という', -0.016715511322500935), ('な', -0.010136796489105256), ('の', -0.009281568291665135), ('なっ', -0.0071160538578742705), ('滞在', 0.0018659531825157033), ('続け', 0.002470286543502483), ('で', 0.004503650880261583), ('た', 0.006476196961202675), ('拠点', 0.008494341169961521), ('在宅', 0.008918557407232991), ('通う', 0.009775747092929953), ('新幹線', 0.012098955462610158), ('状態', 0.01923406024039144), ('勤務', 0.024794768795889214), ('けど', 0.03244664955277255), ('出来る', 0.035319754687240836), ('東京', 0.03550698728087112), ('ok', 0.040374887327559415), ('られる', 0.04342307280088901), ('いる', 0.04464931914902374), ('まだ', 0.05346772567924685), ('に', 0.07799011444253422), ('も', 0.09527284804815553), ('想像', 0.10846141008517983), ('~', 0.11949367929980614), ('て', 0.13304304007619472), ('ので', 0.136973019570897), ('少し', 0.1410545547470127), ('できる', 0.145251692138799), ('、', 0.18945798823303756), ('ます', 0.23884953172880818)]</text:span></text:p>
      <text:p text:style-name="P2"><text:span text:style-name="T1"/></text:p>
      <text:p text:style-name="P2"><text:span text:style-name="T1">90</text:span></text:p>
      <text:p text:style-name="P2"><text:span text:style-name="T1">雨の日は在宅勤務する気が割と出るな</text:span></text:p>
      <text:p text:style-name="P2"><text:span text:style-name="T1">right= 1 wrong= -1</text:span></text:p>
      <text:p text:style-name="P2"><text:span text:style-name="T1">[0.56182797 0.43817203]</text:span></text:p>
      <text:p text:style-name="P2"><text:span text:style-name="T1">[('出る', -0.20093082204780127), ('が', -0.1849100062525583), ('する', -0.14584389398628456), ('は', -0.10532290243192498), ('と', -0.036566299972031514), ('な', -0.021819013107956867), ('の', -0.009989085823903806), ('在宅', 0.019196806523799383), ('割', 0.021268236551167434), ('雨', 0.04658636226809522), ('勤務', 0.053369660320961895)]</text:span></text:p>
      <text:p text:style-name="P2"><text:span text:style-name="T1"/></text:p>
      <text:p text:style-name="P2"><text:span text:style-name="T1">93</text:span></text:p>
      <text:p text:style-name="P2"><text:span text:style-name="T1">genomさん、おはありです。(^^)。ですよねーって、今週がはじまりました。。先週は後半は風が通ってて涼しく在宅勤務。できました。今週はどうかな~?て感じ。。暑く汗だくならない程度で快適なスペー..\s</text:span></text:p>
      <text:p text:style-name="P2"><text:span text:style-name="T1">right= 1 wrong= -1</text:span></text:p>
      <text:p text:style-name="P2"><text:span text:style-name="T1">[0.63809853 0.36190147]</text:span></text:p>
      <text:p text:style-name="P2"><text:span text:style-name="T1">[('ない', -0.31639846237347785), ('は', -0.17906196486572398), ('どう', -0.17164510417365816), ('か', -0.1573937503099046), ('が', -0.15718494400739258), ('なら', -0.1466144034430735), ('って', -0.11236373803428429), ('よ', -0.07782291254880183), ('ねー', -0.0748080293196792), ('。', -0.07335587229912537), ('程度', -0.060596759446585734), ('でき', -0.031667167446537976), ('s', -0.028325793608288928), ('..\\', -0.02812369971012041), ('今週', -0.02729221890852115), ('な', -0.018547510884762163), ('後半', -0.01145397808546987), ('風', -0.009005047121436087), ('はじまり', -0.007846054099865605), ('汗だく', -0.006264756284701503), ('通っ', -0.0024836400021783934), ('~?', 0.0), ('で', 0.004120212624007877), ('暑く', 0.007632581772990458), ('在宅', 0.00815923653813193), ('先週', 0.00839863715848145), ('た', 0.011849634522984553), ('涼しく', 0.017694337977876194), ('勤務', 0.02268375638305375), ('あり', 0.039967778104605466), ('(^^)。', 0.04255777123144209), ('お', 0.061430242150187185), ('快適', 0.09475549926113978), ('、', 0.11555176242429009), ('て', 0.12171583185117683), ('です', 0.2582409547561413)]</text:span></text:p>
      <text:p text:style-name="P2"><text:span text:style-name="T1"/></text:p>
      <text:p text:style-name="P2"><text:span text:style-name="T1">95</text:span></text:p>
      <text:p text:style-name="P2"><text:span text:style-name="T1">分散登校で週0日だけど\sやっと次男も今日から0日授業~\sと思ったら。午後は選択科目の枠で\s取ってる授業でなければ午前で終了。結局今日も半日で帰って来ます..。。パパも在宅勤務継続中..。通常に戻るのはまだ先のようです😥</text:span></text:p>
      <text:p text:style-name="P2"><text:span text:style-name="T1">right= -1 wrong= 1</text:span></text:p>
      <text:p text:style-name="P2"><text:span text:style-name="T1">[0.4862913 0.5137087]</text:span></text:p>
      <text:p text:style-name="P2"><text:span text:style-name="T1">[('..。', -0.1979994719045458), ('終了', -0.1329525978707433), ('てる', -0.1317549607231844), ('たら', -0.09493053802227638), ('は', -0.07992109995017244), ('s', -0.07585626295903634), ('なけれ', -0.07232412229565012), ('戻る', -0.05330148295373231), ('今日', -0.0508558006436529), ('ば', -0.050715706064731754), </text:span><text:soft-page-break/><text:span text:style-name="T1">('0', -0.04641915093759259), ('思っ', -0.045357965488241746), ('だ', -0.043015438586900163), ('通常', -0.04145333500438573), ('パパ', -0.03702791118647905), ('。', -0.018709188205472654), ('と', -0.013873615554611264), ('の', -0.011369873618784901), ('半日', -0.00751743079197018), ('選択', -0.007376183587416365), ('\\', -0.0057466091470921125), ('授業', -0.0017747113079077089), ('午前', 7.887981014652555e-05), ('午後', 0.0019097495208135783), ('取っ', 0.003473256305663225), ('~\\', 0.004683876572940853), ('在宅', 0.0072834580964208405), ('来', 0.009709825042292362), ('に', 0.010615276748991239), ('次男', 0.012561218810180916), ('枠', 0.012728787671930648), ('帰っ', 0.015257929292711251), ('登校', 0.015672170499694462), ('で', 0.01838983087146548), ('勤務', 0.02024897652044505), ('けど', 0.026497986344205308), ('て', 0.03621712059357374), ('まだ', 0.04366512673673989), ('分散', 0.04632573461482742), ('継続', 0.05623163246957864), ('やっと', 0.07343594167227793), ('です', 0.11526122351985997), ('ます', 0.19505963534928306), ('も', 0.2334175017775774)]</text:span></text:p>
      <text:p text:style-name="P2"><text:span text:style-name="T1"/></text:p>
      <text:p text:style-name="P2"><text:span text:style-name="T1">96</text:span></text:p>
      <text:p text:style-name="P2"><text:span text:style-name="T1">在宅勤務で音楽をスマホから流してたんだけど電話があると切らなきゃならないのが煩わしかったけど古いスマホを音楽プレーヤーにした。。これなら楽ちんだ〜\s</text:span></text:p>
      <text:p text:style-name="P2"><text:span text:style-name="T1">right= 1 wrong= -1</text:span></text:p>
      <text:p text:style-name="P2"><text:span text:style-name="T1">[0.70988802 0.29011198]</text:span></text:p>
      <text:p text:style-name="P2"><text:span text:style-name="T1">[('ない', -0.4127849274228586), ('なら', -0.3825569532190491), ('ん', -0.3341239825793077), ('し', -0.2164015654012256), ('が', -0.20506918781251485), ('なきゃ', -0.1585168529999357), ('だ', -0.12573486369360182), ('〜', -0.10074002077960172), ('を', -0.08445660233939946), ('電話', -0.07468087989897229), ('s', -0.03695485929697912), ('。', -0.027343638773794133), ('と', -0.020276407936332383), ('プレーヤー', -0.017553555301103394), ('の', -0.005539055885649558), ('\\', -0.0041993592390690854), ('切ら', -0.0037507823263560483), ('で', 0.005375379059081054), ('楽ちん', 0.005748982335970248), ('在宅', 0.010644836378007155), ('流し', 0.011306057086603092), ('に', 0.015514317869941983), ('た', 0.023189195468262792), ('勤務', 0.02959405258172186), ('スマホ', 0.03318417168753421), ('ホ', 0.04948499269551261), ('て', 0.05293163188384327), ('スマ', 0.054295832458370843), ('古い', 0.07260432645458416), ('けど', 0.07745406790198839), ('ある', 0.09379278117036922), ('音楽', 0.464345736261536)]</text:span></text:p>
      <text:p text:style-name="P2"><text:span text:style-name="T1"/></text:p>
      <text:p text:style-name="P2"><text:span text:style-name="T1">100</text:span></text:p>
      <text:p text:style-name="P2"><text:span text:style-name="T1">在宅勤務用のbgvに流してるからなんですがね〜www</text:span></text:p>
      <text:p text:style-name="P2"><text:span text:style-name="T1">right= 1 wrong= -1</text:span></text:p>
      <text:p text:style-name="P2"><text:span text:style-name="T1">[0.53787466 0.46212534]</text:span></text:p>
      <text:p text:style-name="P2"><text:span text:style-name="T1">[('てる', -0.34708452651738586), ('が', -0.18481504748555883), ('〜', -0.18158039169785062), ('ね', -0.0868590227034993), ('www', -0.08235008551190454), ('の', -0.00998395602431906), ('在宅', 0.019186948187223815), ('流し', 0.02037877556959311), ('に', 0.027964019601626356), ('勤務', 0.05334225284182127), ('です', 0.30363476996707556)]906), ('</text:span><text:span text:style-name="T3">在宅</text:span><text:span text:style-name="T1">', 0.019186948187223815), ('</text:span><text:span text:style-name="T3">流し</text:span><text:span text:style-name="T1">', 0.02037877556959311), ('</text:span><text:span text:style-name="T3">に</text:span><text:span text:style-name="T1">', 0.027964019601626356), ('</text:span><text:span text:style-name="T3">勤務</text:span><text:span text:style-name="T1">', 0.05334225284182127), ('</text:span><text:span text:style-name="T3">です</text:span><text:span text:style-name="T1">', 0.30363476996707556)]</text:span></text:p>
      <text:p text:style-name="P2"><text:span text:style-name="T1"/></text:p>
      <text:p text:style-name="P1"><text:span text:style-name="T1">105</text:span></text:p>
      <text:p text:style-name="P1"><text:span text:style-name="T1">同期は在宅勤務してるのに俺は出社なのなんで</text:span></text:p>
      <text:p text:style-name="P1"><text:span text:style-name="T1">right= 1 wrong= -1</text:span></text:p>
      <text:p text:style-name="P1"><text:span text:style-name="T1">[0.76652573 0.23347427]</text:span></text:p>
      <text:p text:style-name="P1"><text:span text:style-name="T1">[('のに', -0.6413956281970122), ('し', -0.3468243983478138), ('てる', -0.308615392904189), ('は', -0.18720267933044316), ('んで', -0.045452427966659804), ('な', -0.0387814769612491), ('の', -0.008877383679704405), ('出社', -0.0043986318196118125), ('同期', 0.011884323577647281), ('在宅', 0.017060361672838174), ('勤務', 0.047430061156438934)]</text:span></text:p>
      <text:p text:style-name="P1"><text:span text:style-name="T1"/></text:p>
      <text:p text:style-name="P1"><text:span text:style-name="T1">108</text:span></text:p>
      <text:p text:style-name="P1"><text:soft-page-break/><text:span text:style-name="T1">月曜日は在宅勤務の日❗️雨の月曜日だけど☔️通勤がないだけで日曜日の夜からの憂鬱〜..な気分が全くない😂。もうそれだけで気力活力満タン!️今日もお仕事頑張ろう👍</text:span></text:p>
      <text:p text:style-name="P1"><text:span text:style-name="T1">right= 1 wrong= -1</text:span></text:p>
      <text:p text:style-name="P1"><text:span text:style-name="T1">[0.66725542 0.33274458]</text:span></text:p>
      <text:p text:style-name="P1"><text:span text:style-name="T1">[('ない', -0.5831221694623975), ('だけ', -0.43563075560742215), ('..', -0.2816987055042716), ('全く', -0.2265520249061561), ('が', -0.14484587704510204), ('う', -0.09092302347468853), ('もう', -0.07135447900777214), ('〜', -0.07115538330752932), ('だ', -0.04440495620311486), ('は', -0.04125138624150801), ('今日', -0.026249291817560017), ('満', -0.017785953778266774), ('の', -0.015649535970118703), ('気力', -0.015401006388240806), ('日曜日', -0.015340458287117496), ('仕事', -0.013468758407920157), ('憂鬱', -0.011386609217571297), ('。', -0.00965677336035405), ('な', -0.008545762757597834), ('在宅', 0.007518733933757541), ('で', 0.007593549304679643), ('タン', 0.008894668246114752), ('月曜日', 0.009177072042628343), ('気分', 0.014246809538071765), ('雨', 0.01824628812095382), ('活力', 0.02038470796700508), ('勤務', 0.02090307445620444), ('通勤', 0.026805788510801093), ('けど', 0.027353944577552313), ('👍', 0.031692913577951225), ('夜', 0.05610928551590984), ('頑張ろ', 0.05625201918852307), ('お', 0.05660794904706891), ('も', 0.08031917751680838), ('❗', 0.10394961082311578), ('!', 0.19619231712538465), ('️', 0.37000039261894374)]</text:span></text:p>
      <text:p text:style-name="P1"><text:span text:style-name="T1"/></text:p>
      <text:p text:style-name="P1"><text:span text:style-name="T1">110</text:span></text:p>
      <text:p text:style-name="P1"><text:span text:style-name="T1">在宅ではなくリモートワーク。。在宅勤務だけでは、刺激もなく生産性は落ちていくでしょう。。オフィスだけとか、家だけとかではなく、場所や時間にしばられないリモートワークの重要性は高まります。。柔軟な働き方と..\s</text:span></text:p>
      <text:p text:style-name="P1"><text:span text:style-name="T1">right= 1 wrong= -1</text:span></text:p>
      <text:p text:style-name="P1"><text:span text:style-name="T1">[0.71875772 0.28124228]</text:span></text:p>
      <text:p text:style-name="P1"><text:span text:style-name="T1">[('だけ', -0.7111905912077396), ('ない', -0.31732608033153337), ('は', -0.22448367408716727), ('なく', -0.1216008371337688), ('とか', -0.1003604416671484), ('う', -0.0989578107713342), ('落ち', -0.0949660710751091), ('。', -0.0630608033698926), ('でしょ', -0.048649494171939006), ('れ', -0.03392943084004317), ('s', -0.02840883925468719), ('..\\', -0.028206152857023735), ('刺激', -0.02406594842906956), ('と', -0.01558737402019598), ('重要', -0.014534414731384353), ('な', -0.009300944266316682), ('の', -0.004258117911194714), ('や', -0.0013209788461294788), ('生産', -0.0012108345775102595), ('柔軟', 0.0), ('場所', 0.006160246318065099), ('高まり', 0.007356537200668282), ('オフィス', 0.008313662780605956), ('ワーク', 0.010773010345009722), ('に', 0.011926544191965881), ('で', 0.012396876827096604), ('在宅', 0.01636631562442302), ('勤務', 0.022750260687844713), ('働き', 0.03253477231278406), ('いく', 0.0370576224149709), ('て', 0.04069089289698096), ('も', 0.0874169123096767), ('、', 0.17383580614031865), ('ます', 0.21915465946594836)]</text:span></text:p>
      <text:p text:style-name="P1"><text:span text:style-name="T1"/></text:p>
      <text:p text:style-name="P1"><text:span text:style-name="T1">111</text:span></text:p>
      <text:p text:style-name="P1"><text:span text:style-name="T1">今週は在宅勤務の週なのに途中出張がねじ込まれてなんか損した気分になってる</text:span></text:p>
      <text:p text:style-name="P1"><text:span text:style-name="T1">right= 1 wrong= -1</text:span></text:p>
      <text:p text:style-name="P1"><text:span text:style-name="T1">[0.78812427 0.21187573]</text:span></text:p>
      <text:p text:style-name="P1"><text:span text:style-name="T1">[('のに', -0.5695597946101677), ('途中', -0.431346965933121), ('し', -0.3079803235392492), ('てる', -0.2740506983032549), ('が', -0.14592610430828168), ('なんか', -0.1020009645178343), ('は', -0.08311805919978124), ('れ', -0.06281411003818756), ('今週', -0.025337332455085567), ('な', -0.017218990184591092), ('なっ', -0.012087769707466434), ('の', -0.007883123306439224), ('た', 0.011000869162982523), ('在宅', 0.015149613847028323), ('に', 0.022079806253787967), ('気分', 0.02870611793893906), ('出張', 0.034099742912157754), ('勤務', 0.042117929563298025), ('て', 0.07533171528968137), ('損', 0.18080570939223653)]</text:span></text:p>
      <text:p text:style-name="P1"><text:span text:style-name="T1"/></text:p>
      <text:p text:style-name="P1"><text:span text:style-name="T1">112</text:span></text:p>
      <text:p text:style-name="P1"><text:span text:style-name="T1">こひつじは、在宅勤務になってから、さらに睡眠時間が増えてる気がする(\s* ́艸`)。。スノウたん、えらいよね!。がんばってね!。こひつじもベッドの中から応援してるよ🎵。。</text:span></text:p>
      <text:p text:style-name="P1"><text:soft-page-break/><text:span text:style-name="T1">right= 1 wrong= -1</text:span></text:p>
      <text:p text:style-name="P1"><text:span text:style-name="T1">[0.53351916 0.46648084]</text:span></text:p>
      <text:p text:style-name="P1"><text:span text:style-name="T1">[('てる', -0.31301965646476293), ('し', -0.1758869721351433), ('が', -0.1666762366329536), ('よ', -0.16504418116330147), ('ね', -0.0783341790552351), ('する', -0.06573119507747852), ('ベッド', -0.06005137369686555), ('は', -0.047468564206946846), ('*', -0.03648022457115683), ('s', -0.030036188949810135), ('がんばっ', -0.02402000557891656), ('。', -0.02222437634479567), ('(\\', -0.016627648864375767), ('たん', -0.013388950357638643), ('なっ', -0.006903302098266123), ('さらに', -0.006124781737646439), ('の', -0.0045020366022210274), ('えらい', 0.0), ('艸', 0.008635116965783058), ('在宅', 0.008651915414430271), ('に', 0.012609735007354928), ('応援', 0.014582295127148062), ('勤務', 0.02405346880072892), ('睡眠', 0.03536969701961225), ('こ', 0.03575392200072586), ('́', 0.041313344777058614), ('🎵', 0.04405234027213121), (' ', 0.060249658321273596), ('!。', 0.061047404188993994), ('増え', 0.07328433968822053), ('て', 0.08604359626474749), ('も', 0.0924244342404529), ('、', 0.1837936802930694)]</text:span></text:p>
      <text:p text:style-name="P1"><text:span text:style-name="T1"/></text:p>
      <text:p text:style-name="P1"><text:span text:style-name="T1">117</text:span></text:p>
      <text:p text:style-name="P1"><text:span text:style-name="T1">ついに在宅勤務が解除になった。。服を選ぶ、化粧する、マスクで肌が荒れる、駅まで歩く、日焼けする、汗をかく、満員電車、嫌いな上司と会う、作業中に呼び出される、コンビニご飯、家に帰るのが遅くなる。出社するだけでこれだけ面倒(イヤ)なことやった&amp;やるんだな〜と思うと私偉いな〜</text:span></text:p>
      <text:p text:style-name="P1"><text:span text:style-name="T1">right= 1 wrong= -1</text:span></text:p>
      <text:p text:style-name="P1"><text:span text:style-name="T1">[0.54526145 0.45473855]</text:span></text:p>
      <text:p text:style-name="P1"><text:span text:style-name="T1">[('だけ', -0.3863145388959799), ('ん', -0.20928393641546356), ('が', -0.1926725815891029), ('する', -0.15196646267462938), ('〜', -0.12620026817935054), ('嫌い', -0.11519516378503626), ('を', -0.052900752760749604), ('選ぶ', -0.04076278515786515), ('だ', -0.03937802820276868), ('と', -0.038101363779902954), ('な', -0.030313308752616428), ('。', -0.02569069263298312), ('面倒', -0.023349997817126447), ('遅く', -0.022532664667927357), ('歩く', -0.015307138965012144), ('解除', -0.011890134178805942), ('服', -0.006323780198651632), ('なっ', -0.005320002673572224), ('偉い', -0.003561721943746109), ('の', -0.0034694768415757917), ('帰る', -0.0033754349280150807), ('荒れる', -0.0020606355939151574), ('出社', -0.0017190820835705643), ('マスク', -0.00014685092750230016), ('コンビニ', -1.356786198307037e-07), ('呼び出さ', 0.001228634499802498), ('駅', 0.0015661019958340468), ('やる', 0.006296662254592218), ('在宅', 0.0066675646641410225), ('で', 0.006733910451595363), ('満員', 0.007993154372293533), ('化粧', 0.008583466292440717), ('会う', 0.009275573528329981), ('た', 0.009683283976288107), ('電車', 0.013171628877087393), ('なる', 0.01363082249806781), ('(', 0.014557866830436587), ('汗', 0.014864852267108862), ('ご飯', 0.018418961331067657), ('勤務', 0.018536711345821633), ('上司', 0.019877605080579556), ('やっ', 0.02045178583673977), ('思う', 0.02064697598670974), ('肌', 0.021624059166729732), ('まで', 0.029112168860451537), ('に', 0.02915292840900647), ('れる', 0.03000506194571851), ('イヤ', 0.03606884183271861), ('&amp;', 0.03949028208626191), ('ついに', 0.040212844253859605), ('作業', 0.046102819037822235), (')', 0.053829809772467804), ('、', 0.47213292838045995)]</text:span></text:p>
      <text:p text:style-name="P1"><text:span text:style-name="T1"/></text:p>
      <text:p text:style-name="P1"><text:span text:style-name="T1">118</text:span></text:p>
      <text:p text:style-name="P1"><text:span text:style-name="T1">『在宅勤務が難しい業務を担う人たちだけ原則出社』なら理解できますが、『とりあえず全員原則出社』という程度なら納得できません。『在宅勤務は怠ける人がいる』とか『在宅勤務できない人がいる中で在宅勤務するのはズルイ』というような日本人的思考のせいでテレワーク化が進まないのは残念です。</text:span></text:p>
      <text:p text:style-name="P1"><text:span text:style-name="T1">right= 1 wrong= -1</text:span></text:p>
      <text:p text:style-name="P1"><text:span text:style-name="T1">[0.81902411 0.18097589]</text:span></text:p>
      <text:p text:style-name="P1"><text:span text:style-name="T1">[('ない', -0.3693987283745466), ('残念', -0.29207196398600943), ('が', -0.22939396576229362), ('なら', -0.17117394878276757), ('『', -0.16403062755611209), ('ませ', -0.15890406374140548), ('ん', -0.14950276292161993), ('だけ', -0.13798261804261724), ('』', -0.08331069032598978), ('は', -0.07839631428530154), ('でき', -0.05545765598016796), ('日本人', -0.04338008875618913), ('する', -</text:span><text:soft-page-break/><text:span text:style-name="T1">0.036185937042297264), ('程度', -0.03537369574312988), ('せい', -0.035000437752159476), ('とか', -0.029207353120975464), ('進ま', -0.02494312217755863), ('とりあえず', -0.024712296293240447), ('全員', -0.020480355074620562), ('を', -0.018894925319698865), ('という', -0.01785400324475179), ('。', -0.012234828261819373), ('の', -0.007435301283875759), ('な', -0.005413606377815418), ('原則', -0.005115245095879849), ('納得', -0.004490782383737122), ('思考', -0.0025584206285005815), ('出社', -0.002456065435167004), ('理解', -0.0011638245478801821), ('担う', -0.0007288791363304497), ('で', 0.004810394123043141), ('業務', 0.005873984649778985), ('在宅', 0.019051999046286915), ('難しい', 0.024071541698640758), ('、', 0.03372699236649999), ('いる', 0.047690380125527475), ('勤務', 0.05296707638716048), ('です', 0.07537479764088119), ('ます', 0.12755877556533984)]</text:span></text:p>
      <text:p text:style-name="P1"><text:span text:style-name="T1"/></text:p>
      <text:p text:style-name="P1"><text:span text:style-name="T1">122</text:span></text:p>
      <text:p text:style-name="P1"><text:span text:style-name="T1">おはようございます~。週の始まり月曜日、今日は朝から生憎の空模様。。気温も低めという事で、体調管理万全で!。今日から家族の在宅勤務から解放されて私も本格的に再稼働。。金曜日のfbページライブ配信に向けてしっかり準備していきたいと..\s</text:span></text:p>
      <text:p text:style-name="P1"><text:span text:style-name="T1">right= -1 wrong= 1</text:span></text:p>
      <text:p text:style-name="P1"><text:span text:style-name="T1">[0.2489352 0.7510648]</text:span></text:p>
      <text:p text:style-name="P1"><text:span text:style-name="T1">[('し', -0.15556936034374425), ('向け', -0.06769921379709071), ('今日', -0.053432504164216355), ('再', -0.044298336379669095), ('は', -0.04198522540052968), ('。', -0.03931424789485802), ('れ', -0.03172914037788216), ('s', -0.02656655376667415), ('..\\', -0.026377011384001434), ('の', -0.01592793248867826), ('稼働', -0.014902529253070704), ('と', -0.014576548034093762), ('という', -0.014342594241191926), ('準備', -0.009858903528427243), ('ページ', -0.0064749880171306355), ('金曜日', -0.004833466011335642), ('体調', -0.00435138978749952), ('低め', -0.0019624635425955256), ('解放', -0.0014257798760280512), ('万全', -0.0013018696981093123), ('管理', 0.0015344364004993647), ('おはよう', 0.0035734701538686323), ('月曜日', 0.004670163518516525), ('気温', 0.005084758927595893), ('在宅', 0.007652488017912525), ('で', 0.0077286343125654786), ('配信', 0.007847239236124364), ('いき', 0.01614784296371903), ('本格', 0.018274475387148457), ('さ', 0.018893732468747596), ('勤務', 0.02127492849500214), ('に', 0.02230623889177029), ('!。', 0.026997751752274975), ('たい', 0.03113999773216965), ('~。', 0.04680721683379325), ('始まり', 0.048704282910288194), ('家族', 0.0668622419511253), ('朝', 0.07125922066060096), ('しっかり', 0.09128128180685915), ('ござい', 0.10837486479240226), ('、', 0.10837514922725933), ('て', 0.11415638466643087), ('ライブ', 0.14746699931331855), ('も', 0.16349602179599765), ('ます', 0.20494269377650393)]</text:span></text:p>
      <text:p text:style-name="P1"><text:span text:style-name="T1"/></text:p>
      <text:p text:style-name="P1"><text:span text:style-name="T1">125</text:span></text:p>
      <text:p text:style-name="P1"><text:span text:style-name="T1">今日商談を入れた上司を恨む。月曜は在宅勤務したい..</text:span></text:p>
      <text:p text:style-name="P1"><text:span text:style-name="T1">right= 1 wrong= -1</text:span></text:p>
      <text:p text:style-name="P1"><text:span text:style-name="T1">[0.69252823 0.30747177]</text:span></text:p>
      <text:p text:style-name="P1"><text:span text:style-name="T1">[('..', -0.6112252372727726), ('し', -0.3316519468092583), ('を', -0.12943620132702863), ('は', -0.08950658221222879), ('入れ', -0.07232931852986536), ('今日', -0.05695528344977459), ('。', -0.020953108669440758), ('恨む', -0.004822587495731875), ('た', 0.011846405096824726), ('在宅', 0.01631402574046302), ('勤務', 0.045355148584558365), ('上司', 0.04863601288898946), ('たい', 0.06638608559352636)]</text:span></text:p>
      <text:p text:style-name="P1"><text:span text:style-name="T1"/></text:p>
      <text:p text:style-name="P1"><text:span text:style-name="T1">131</text:span></text:p>
      <text:p text:style-name="P1"><text:span text:style-name="T1">熱も出なくなったし、体調も良くなったので0週間ぶりの出勤!。0週間ずっと在宅勤務してたから、色々と溜まってそうだなぁ。</text:span></text:p>
      <text:p text:style-name="P1"><text:span text:style-name="T1">right= -1 wrong= 1</text:span></text:p>
      <text:p text:style-name="P1"><text:span text:style-name="T1">[0.40668981 0.59331019]</text:span></text:p>
      <text:p text:style-name="P1"><text:span text:style-name="T1">[('し', -0.45780633707601304), ('週間', -0.20993916580055313), ('0', -0.07176124471433212), ('出', -0.06690773330129421), ('だ', -0.0664993079920595), ('な</text:span><text:soft-page-break/><text:span text:style-name="T1">く', -0.05577309944884081), ('と', -0.02144778395937323), ('なっ', -0.017968217935482367), ('。', -0.014461645744279628), ('体調', -0.0064025905081933196), ('の', -0.005859049312251866), ('熱', 0.005944403765032505), ('在宅', 0.011259792742149334), ('良く', 0.012604108278116248), ('溜まっ', 0.017704453985007883), ('色々', 0.02308131225892324), ('た', 0.024528844367141867), ('なぁ', 0.025801212732396703), ('勤務', 0.031303712583024314), ('出勤', 0.0330540413552271), ('!。', 0.03972421629711203), ('て', 0.11197902595237394), ('ずっと', 0.1461721122447285), ('、', 0.15946208812638152), ('ので', 0.17293018828177997), ('も', 0.24056637727229535)]</text:span></text:p>
      <text:p text:style-name="P1"><text:span text:style-name="T1"/></text:p>
      <text:p text:style-name="P1"><text:span text:style-name="T1">133</text:span></text:p>
      <text:p text:style-name="P1"><text:span text:style-name="T1">その週の在宅勤務の予定が会社に行って初めて分かるため、早速確認したところ0/0金曜日がその日..(о ́∀`о)。通勤時間がないというアドバンテージに心の中でガッツポーズした✨</text:span></text:p>
      <text:p text:style-name="P1"><text:span text:style-name="T1">right= 1 wrong= -1</text:span></text:p>
      <text:p text:style-name="P1"><text:span text:style-name="T1">[0.60195768 0.39804232]</text:span></text:p>
      <text:p text:style-name="P1"><text:span text:style-name="T1">[('し', -0.3672617360136163), ('ない', -0.35027498244870614), ('が', -0.2610219077411303), ('確認', -0.138832164784988), ('会社', -0.10713726262730532), ('/', -0.09689049487871453), ('0', -0.057568358447400894), (')。', -0.040063925749751754), ('その', -0.029626580379997654), ('о', -0.023904852911534973), ('という', -0.016929702765120545), ('の', -0.014100752529227599), ('予定', -0.006684659704021427), ('金曜日', -0.0057053237037280125), ('で', 0.004561360361023909), ('在宅', 0.009032839204557948), ('た', 0.013118365030682665), ('..(', 0.014423848685544645), ('∀`', 0.014831186114060754), ('勤務', 0.025112487302690875), ('に', 0.026329824848622337), ('ガッツポーズ', 0.02753433731526391), ('行っ', 0.029966942582792082), ('✨', 0.03180955609276334), ('通勤', 0.032203876277936826), ('分かる', 0.033982855428078385), ('́', 0.04313227562895772), ('早速', 0.043690002693871396), ('て', 0.044915948227202296), (' ', 0.06290231118509593), ('、', 0.06396189673530804), ('初めて', 0.1115892575202738), ('心', 0.15289784342015572)]</text:span></text:p>
      <text:p text:style-name="P1"><text:span text:style-name="T1"/></text:p>
      <text:p text:style-name="P1"><text:span text:style-name="T1">145</text:span></text:p>
      <text:p text:style-name="P1"><text:span text:style-name="T1">今流行りのライブチャットをやるべき0つの理由。。・高額報酬。。・在宅勤務。。・勤務時間自由。。・周囲にバレずに働ける。。・男性視聴者と直接会うことがないし身体を触られたりする必要もない。。・夜のお店で働くよりも安全かつ手軽。。・性病の心配もナシ</text:span></text:p>
      <text:p text:style-name="P1"><text:span text:style-name="T1">right= 1 wrong= -1</text:span></text:p>
      <text:p text:style-name="P1"><text:span text:style-name="T1">[0.57301591 0.42698409]</text:span></text:p>
      <text:p text:style-name="P1"><text:span text:style-name="T1">[('・', -0.57724827267813), ('ない', -0.2655709276901134), ('。', -0.12314337378163714), ('ず', -0.11699253360438937), ('つ', -0.10217598001628524), ('が', -0.06596705793988232), ('ないし', -0.0617387233081457), ('視聴', -0.061634539596152324), ('を', -0.05433633047810569), ('する', -0.052030135089772514), ('べき', -0.03485349207478965), ('必要', -0.028907782981952432), ('れ', -0.028395618837171264), ('理由', -0.028191794025624533), ('流行り', -0.026314376432125475), ('0', -0.021823543108323563), ('直接', -0.0217817599278992), ('チャット', -0.016301281194494567), ('の', -0.014254514759182811), ('と', -0.013045109227931504), ('働く', -0.008022664505588393), ('報酬', -0.0004977180525519318), ('バレ', 0.003115741631636767), ('で', 0.003458324925570216), ('ナシ', 0.004321287039659108), ('やる', 0.00646753596724601), ('在宅', 0.006848503625523318), ('会う', 0.009527286518751704), ('身体', 0.009725840505998121), ('に', 0.019962704621620527), ('周囲', 0.02354056098581731), ('手軽', 0.027005035151713985), ('たり', 0.032437093882852215), ('勤務', 0.03807949116410808), ('安全', 0.03823986944602922), ('高額', 0.0397687021848363), ('男性', 0.04711644231674532), ('夜', 0.051107626452369014), ('お', 0.051561838428899553), ('自由', 0.056388745647039926), ('かつ', 0.07772016290671348), ('心配', 0.09270726769820974), ('より', 0.12213176140715433), ('ライブ', 0.1319738465553062), ('も', 0.21947824591314416)]</text:span></text:p>
      <text:p text:style-name="P1"><text:span text:style-name="T1"/></text:p>
      <text:p text:style-name="P1"><text:soft-page-break/><text:span text:style-name="T1">148</text:span></text:p>
      <text:p text:style-name="P1"><text:span text:style-name="T1">おはようございます☀️。週の始まり月曜日⤴️。。ブログ更新のお知らせです~😃📢。在宅勤務になってから腰痛になった😣💺。という方もいるのではないでしょうか💡。。座り方や新習慣について書いてみました🍀😊。。</text:span></text:p>
      <text:p text:style-name="P1"><text:span text:style-name="T1">right= -1 wrong= 1</text:span></text:p>
      <text:p text:style-name="P1"><text:span text:style-name="T1">[0.35130796 0.64869204]</text:span></text:p>
      <text:p text:style-name="P1"><text:span text:style-name="T1">[('ない', -0.3734209410677914), ('か', -0.18575982297137836), ('書い', -0.12629212793028594), ('う', -0.11645093521979875), ('。', -0.11131242906794987), ('更新', -0.08100921669252382), ('でしょ', -0.057249438423647374), ('は', -0.05283329044017145), ('新', -0.022480206233931214), ('お知らせ', -0.022085694818175485), ('という', -0.01804840726663965), ('ブログ', -0.017351761122383163), ('なっ', -0.015366976897125656), ('の', -0.015032521713135153), ('や', -0.0015544929787584712), ('おはよう', 0.004496776776057126), ('で', 0.004862772290088685), ('月曜日', 0.005876831747907293), ('み', 0.009213172565152094), ('在宅', 0.009629723746468291), ('た', 0.013985218643885544), ('勤務', 0.026771905248748454), ('に', 0.0280696837221667), ('習慣', 0.029691078577839418), ('いる', 0.04820965871950268), ('始まり', 0.06128840562678202), ('について', 0.08082592583846494), ('て', 0.095767933745655), ('も', 0.10286991105746891), ('~', 0.12902211294541802), ('ござい', 0.13637656231134737), ('です', 0.15239103822422162), ('ます', 0.25789540869652083), ('️', 0.3159221218533529)]</text:span></text:p>
      <text:p text:style-name="P1"><text:span text:style-name="T1"/></text:p>
      <text:p text:style-name="P1"><text:span text:style-name="T1">152</text:span></text:p>
      <text:p text:style-name="P1"><text:span text:style-name="T1">本日は在宅勤務😊。。・資格の勉強。・ライティング下書き。・在宅勤務。・ライティング納品。。google\ssearch\sconsoleから、。「問題が修正された」と連絡が。。何も修正してないのに😅。結果オーライです!️。。</text:span></text:p>
      <text:p text:style-name="P1"><text:span text:style-name="T1">right= 1 wrong= -1</text:span></text:p>
      <text:p text:style-name="P1"><text:span text:style-name="T1">[0.6465387 0.3534613]</text:span></text:p>
      <text:p text:style-name="P1"><text:span text:style-name="T1">[('・', -0.3565124420510172), ('ない', -0.2870322057028672), ('のに', -0.27828099615673646), ('修正', -0.1869072470694652), ('し', -0.1504759852121175), ('が', -0.14259595588194465), ('。', -0.12358804496134), ('連絡', -0.11161536899610357), ('は', -0.040610619871019944), ('google', -0.03355917910660109), ('結果', -0.03226857877767912), ('れ', -0.030690321331564095), ('納品', -0.018129007536490136), ('と', -0.014099308640052623), ('\\', -0.005840093786631636), ('の', -0.003851612117466571), ('資格', -0.0031771415961510405), ('「', -0.001246541239162629), ('本日', -0.0011132344286115944), ('た', 0.0053749103399407154), ('オー', 0.006680931841092895), ('ライ', 0.009320660455346024), ('😊', 0.010754270536676788), ('在宅', 0.014803887748524973), ('」', 0.01777523460338065), ('下書き', 0.01815356627135037), ('さ', 0.018275147505183477), ('て', 0.036806293160767195), ('勤務', 0.041156765297859395), ('、', 0.05241346148254529), ('勉強', 0.06643065585416576), ('も', 0.07907156301103827), ('問題', 0.0926418250903855), ('です', 0.11713626907417453), ('️', 0.12141769983038488), ('!', 0.19314482101880343)]</text:span></text:p>
      <text:p text:style-name="P1"><text:span text:style-name="T1"/></text:p>
      <text:p text:style-name="P1"><text:span text:style-name="T1">156</text:span></text:p>
      <text:p text:style-name="P1"><text:span text:style-name="T1">おはようございます~ 在宅勤務は意外に大変。。通院しようか迷ってますねん、どうしよう</text:span></text:p>
      <text:p text:style-name="P1"><text:span text:style-name="T1">right= -1 wrong= 1</text:span></text:p>
      <text:p text:style-name="P1"><text:span text:style-name="T1">[0.2658763 0.7341237]</text:span></text:p>
      <text:p text:style-name="P1"><text:span text:style-name="T1">[('う', -0.30103701263776234), ('どう', -0.2618440107697381), ('か', -0.24010361990599036), ('しよ', -0.16090289566453794), ('は', -0.0682896015043268), ('ねん', -0.054320573964218716), ('。', -0.031972608180261215), ('おはよう', 0.0058123030296323135), ('通院', 0.010071688459794281), ('在宅', 0.012446887024531467), ('に', 0.018140716769381587), ('勤務', 0.034603991644603954), ('て', 0.0618923597025384), (' ', 0.0866768402683115), ('、', 0.08813690629380448), ('迷っ', 0.0896533672519145), ('意外', 0.0923466248161147), ('~', 0.16676736589530214), ('ござい', 0.17627334995002975), ('大変', 0.308232652343366), ('ます', 0.6666847566355646)]</text:span></text:p>
      <text:p text:style-name="P1"><text:span text:style-name="T1"/></text:p>
      <text:p text:style-name="P1"><text:span text:style-name="T1">157</text:span></text:p>
      <text:p text:style-name="P1"><text:soft-page-break/><text:span text:style-name="T1">目眩がある日でも当日在宅勤務申請okの体制だったらな〜..</text:span></text:p>
      <text:p text:style-name="P1"><text:span text:style-name="T1">right= 1 wrong= -1</text:span></text:p>
      <text:p text:style-name="P1"><text:span text:style-name="T1">[0.61991968 0.38008032]</text:span></text:p>
      <text:p text:style-name="P1"><text:span text:style-name="T1">[('..', -0.527290138864264), ('たら', -0.18343315299927998), ('が', -0.13556292792383778), ('〜', -0.13319028881585732), ('だっ', -0.07172809731873278), ('当日', -0.06245669815396783), ('申請', -0.058014549725218446), ('な', -0.01599615597483279), ('体制', -0.008957622529563357), ('の', -0.0073232906591401215), ('目眩', 0.0), ('で', 0.007106890427788012), ('在宅', 0.014073739717466857), ('勤務', 0.0391268572319902), ('ok', 0.06371273171480497), ('ある', 0.12400521179417379), ('も', 0.15034329032676064)]</text:span></text:p>
      <text:p text:style-name="P1"><text:span text:style-name="T1"/></text:p>
      <text:p text:style-name="P1"><text:span text:style-name="T1">158</text:span></text:p>
      <text:p text:style-name="P1"><text:span text:style-name="T1">おはようございます☀。在宅勤務を開始します。。在宅なら気にせず株価を見てしまって。仕事にならない時もあります。。今日はユニクロ行ってこよ</text:span></text:p>
      <text:p text:style-name="P1"><text:span text:style-name="T1">right= -1 wrong= 1</text:span></text:p>
      <text:p text:style-name="P1"><text:span text:style-name="T1">[0.46707687 0.53292313]</text:span></text:p>
      <text:p text:style-name="P1"><text:span text:style-name="T1">[('ない', -0.3881516289145964), ('なら', -0.35972753528489443), ('し', -0.20348761432393045), ('しまっ', -0.17799418367984915), ('ず', -0.17099327431795514), ('を', -0.07941658135460025), ('。', -0.06427970854437241), ('は', -0.05491745504853085), ('今日', -0.034945354199905874), ('開始', -0.02707262437020153), ('仕事', -0.017930789770216397), ('クロ', -0.0064364891465541986), ('株価', -0.001848219933860413), ('ユニ', -0.0006386967849198942), ('おはよう', 0.00467416536817905), ('在宅', 0.020019193072038626), ('勤務', 0.027828001830144944), ('に', 0.029176974994282893), ('行っ', 0.03320738893707393), ('せ', 0.037199702487985986), ('あり', 0.04903171165568907), ('も', 0.10692791740355938), ('ござい', 0.14175633711263283), ('て', 0.14931867254766298), ('ます', 0.8042065559224546)]</text:span></text:p>
      <text:p text:style-name="P1"><text:span text:style-name="T1"/></text:p>
      <text:p text:style-name="P1"><text:span text:style-name="T1">160</text:span></text:p>
      <text:p text:style-name="P1"><text:span text:style-name="T1">今日0日の道新朝刊0面。各jr\s需要回復悲観。在宅勤務増、生活変化で。。jr旅客各社の状態が一目で分かります。。jr北海道だけでなく、どこも大変。。ちなみにjr貨物はどうなのだろうか。</text:span></text:p>
      <text:p text:style-name="P1"><text:span text:style-name="T1">right= -1 wrong= 1</text:span></text:p>
      <text:p text:style-name="P1"><text:span text:style-name="T1">[0.48372758 0.51627242]</text:span></text:p>
      <text:p text:style-name="P1"><text:span text:style-name="T1">[('だけ', -0.20054672605824067), ('どう', -0.14563093986665787), ('か', -0.1335394906666214), ('う', -0.0837145424029592), ('。', -0.08002056012342759), ('だろ', -0.07230927842167277), ('が', -0.06668116530001669), ('0', -0.04411957516020638), ('は', -0.03798092925997915), ('なく', -0.03428989370023219), ('今日', -0.02416821800388667), ('s', -0.024032797005795137), ('需要', -0.013052113823841506), ('の', -0.010806617173167193), ('な', -0.007868244932876765), ('\\', -0.0027309628575749325), ('一目', -0.0016510866384707365), ('各社', 0.0013353149254782207), ('ちなみに', 0.0025857014206009995), ('回復', 0.005386176917462282), ('貨物', 0.006502115191523172), ('在宅', 0.006922640126340893), ('北海道', 0.007906262983128944), ('増', 0.009138791119813413), ('分かり', 0.01024599715061783), ('変化', 0.010279369276891466), ('で', 0.010487286073904005), ('状態', 0.014929598042908384), ('勤務', 0.019245854856589546), ('jr', 0.04279747670898134), ('生活', 0.055298371749470304), ('も', 0.07395138145481359), ('、', 0.09803898483508657), ('大変', 0.17143111551950388), ('ます', 0.18539650270823044)]</text:span></text:p>
      <text:p text:style-name="P1"><text:span text:style-name="T1"/></text:p>
      <text:p text:style-name="P1"><text:span text:style-name="T1">164</text:span></text:p>
      <text:p text:style-name="P1"><text:span text:style-name="T1">つい癖で最高気温と最低気温を見て着る洋服を決めてしまうけど、よく考えたら在宅勤務だから、暑かったり寒かったりしたら着替えればいいんだよね..</text:span></text:p>
      <text:p text:style-name="P1"><text:span text:style-name="T1">right= 1 wrong= -1</text:span></text:p>
      <text:p text:style-name="P1"><text:span text:style-name="T1">[0.57292518 0.42707482]</text:span></text:p>
      <text:p text:style-name="P1"><text:span text:style-name="T1">[('最低', -0.36991324650360746), ('..', -0.3670698043521535), ('ん', -0.3075227040671642), ('たら', -0.25539173453223735), ('し', -0.1991727563008927), ('だ', -0.11572448340907372), ('よ', -0.09344724078955972), ('を', -0.07773259054091548), ('ば', -0.06822026088622585), ('ね', -0.04435244454322337), ('考え', -0.040922059291601115), ('よく', -0.04051465689546418), ('と', -</text:span><text:soft-page-break/><text:span text:style-name="T1">0.018662101861753648), ('癖', -0.008383137980465583), ('着る', -0.0014082319466492228), ('寒かっ', 0.0), ('で', 0.004947418293274551), ('しまう', 0.008129571534140945), ('在宅', 0.009797347804988145), ('気温', 0.013019857489895117), ('勤務', 0.027237922294538586), ('けど', 0.03564378141662962), ('つい', 0.03840427797654121), ('洋服', 0.04262264816421836), ('決め', 0.09035810522365438), ('たり', 0.09280786225153603), ('て', 0.09743496077084819), ('、', 0.1387508256022844), ('いい', 0.26763325288020556), ('最高', 0.5314768461462888)]</text:span></text:p>
      <text:p text:style-name="P1"><text:span text:style-name="T1"/></text:p>
      <text:p text:style-name="P1"><text:span text:style-name="T1">167</text:span></text:p>
      <text:p text:style-name="P1"><text:span text:style-name="T1">(今日は雨降るみたいだし在宅勤務にするか..)</text:span></text:p>
      <text:p text:style-name="P1"><text:span text:style-name="T1">right= 1 wrong= -1</text:span></text:p>
      <text:p text:style-name="P1"><text:span text:style-name="T1">[0.6693888 0.3306112]</text:span></text:p>
      <text:p text:style-name="P1"><text:span text:style-name="T1">[('し', -0.36929686579290455), ('か', -0.3504226536917665), ('する', -0.1380109284517307), ('だ', -0.10728547872760037), ('は', -0.09966623322076122), ('..)', -0.07258863255372375), ('今日', -0.06342012423176008), ('在宅', 0.01816578685088418), ('に', 0.026475727907336), ('(', 0.03966292329604837), ('雨', 0.04408430777645811), ('勤務', 0.050503289309747304)]</text:span></text:p>
      <text:p text:style-name="P1"><text:span text:style-name="T1"/></text:p>
      <text:p text:style-name="P1"><text:span text:style-name="T1">168</text:span></text:p>
      <text:p text:style-name="P1"><text:span text:style-name="T1">そういえば今日は出社しろと言われていたんだろうか?。。明日のことだと思って今日は在宅勤務にして(まだ布団で暖をとって)いるんだけど..。。まぁいいか..</text:span></text:p>
      <text:p text:style-name="P1"><text:span text:style-name="T1">right= 1 wrong= -1</text:span></text:p>
      <text:p text:style-name="P1"><text:span text:style-name="T1">[0.82286408 0.17713592]</text:span></text:p>
      <text:p text:style-name="P1"><text:span text:style-name="T1">[('ん', -0.6822203904140888), ('か', -0.41927020094698236), ('..', -0.40716100294769797), ('し', -0.2209263149783057), ('まぁ', -0.17564365086178477), ('しろ', -0.1432456032403812), ('う', -0.13141810276593513), ('だ', -0.12836385933079617), ('は', -0.11924766047475198), ('だろ', -0.11351370872707653), ('今日', -0.07588027757509501), ('ば', -0.0756712470338242), ('思っ', -0.06767713747357779), ('れ', -0.04505901448476805), ('を', -0.04311125452312925), ('と', -0.041400736432430765), ('布団', -0.027594393237834462), ('言わ', -0.026145314061295184), ('の', -0.0056548722418277), ('出社', -0.0028019179835168675), ('で', 0.005487773089499119), ('た', 0.00789135311570149), ('明日', 0.009607079999074368), ('在宅', 0.010867409716652707), ('に', 0.015838707405158848), ('いえ', 0.023262966091252585), ('(', 0.023727749398168654), ('勤務', 0.030212835891606706), ('とっ', 0.0393789377447568), ('けど', 0.03953677915855051), ('いる', 0.05440593389784212), ('まだ', 0.06515130811432908), (')', 0.08773677155514283), ('い', 0.17363295166398499), ('て', 0.21615352654596753), ('いい', 0.29686403613934337)]</text:span></text:p>
      <text:p text:style-name="P1"><text:span text:style-name="T1"/></text:p>
      <text:p text:style-name="P1"><text:span text:style-name="T1">171</text:span></text:p>
      <text:p text:style-name="P1"><text:span text:style-name="T1">在宅勤務として家電の購入費が会社から出るのはありがたい☺️0万だからダイソンの空気清浄機買うかなー</text:span></text:p>
      <text:p text:style-name="P1"><text:span text:style-name="T1">right= 1 wrong= -1</text:span></text:p>
      <text:p text:style-name="P1"><text:span text:style-name="T1">[0.58627785 0.41372215]</text:span></text:p>
      <text:p text:style-name="P1"><text:span text:style-name="T1">[('か', -0.22882380127297366), ('買う', -0.19043332550971337), ('会社', -0.14069527167506934), ('出る', -0.12415974416536178), ('が', -0.11426011617307429), ('として', -0.10550548229633501), ('だ', -0.07005674663212302), ('家電', -0.06533438405418235), ('は', -0.06508142696788545), ('0', -0.03780008763067163), ('費', -0.026624815760387034), ('の', -0.018517452838271168), ('☺', 0.0), ('ダイソン', 0.0), ('なー', 0.004427509415899104), ('機', 0.004799832201018975), ('在宅', 0.011862145202490905), ('勤務', 0.032978332065284055), ('空気', 0.07287014543674641), ('ありがたい', 0.08445872071339178), ('購入', 0.11633930822987618), ('️', 0.19458056018885805)]</text:span></text:p>
      <text:p text:style-name="P1"><text:span text:style-name="T1"/></text:p>
      <text:p text:style-name="P1"><text:span text:style-name="T1">172</text:span></text:p>
      <text:p text:style-name="P1"><text:span text:style-name="T1">テレワーク。。在宅勤務はありがたいけど、いまだに設備不十分💦。あれもこれも用意って、間に合わない〜</text:span></text:p>
      <text:p text:style-name="P1"><text:span text:style-name="T1">right= -1 wrong= 1</text:span></text:p>
      <text:p text:style-name="P1"><text:soft-page-break/><text:span text:style-name="T1">[0.48376543 0.51623457]</text:span></text:p>
      <text:p text:style-name="P1"><text:span text:style-name="T1">[('ない', -0.48205339404504355), ('って', -0.1711933771128064), ('〜', -0.11764496643848632), ('は', -0.06820310318544405), ('。', -0.047898165609180574), ('いまだに', -0.0250150400183889), ('不十分', -0.020183783498138357), ('間に合わ', -0.01821492271692356), ('💦', -0.012255916763233092), ('在宅', 0.0124311213035545), ('設備', 0.03248436928601747), ('勤務', 0.03456016085575829), ('けど', 0.045225726321761486), ('用意', 0.056393237107447515), ('ありがたい', 0.08850984239433644), ('、', 0.17605053718233496), ('も', 0.26559190616662404)]</text:span></text:p>
      <text:p text:style-name="P1"><text:span text:style-name="T1"/></text:p>
      <text:p text:style-name="P1"><text:span text:style-name="T1">174</text:span></text:p>
      <text:p text:style-name="P1"><text:span text:style-name="T1">おはよ☁。。今日も在宅勤務👍。金山レイドな〜〜〜し〜〜〜。。今朝は、名古屋、。結構 寒い..。。昨日のまったり、ポケ活。シャイニーちゃ〜〜〜ん。連続🥳🥳🥳🥳🥳🥳🥳。進化できる👍😊。。今週もお仕事、ガンバロー👍😊</text:span></text:p>
      <text:p text:style-name="P1"><text:span text:style-name="T1">right= 1 wrong= -1</text:span></text:p>
      <text:p text:style-name="P1"><text:span text:style-name="T1">[0.53288797 0.46711203]</text:span></text:p>
      <text:p text:style-name="P1"><text:span text:style-name="T1">[('〜', -0.5168820151560162), ('ん', -0.19048225553596448), ('し', -0.12336934918867984), ('。', -0.07014806529580689), ('は', -0.06659010388367469), ('よ', -0.0578820391593595), ('レイ', -0.030319963638234877), ('今日', -0.02118647672554331), ('進化', -0.012221779460644825), ('今朝', -0.011593900261849407), ('寒い', -0.011395106460653533), ('仕事', -0.010870980387382169), ('今週', -0.010149512732630017), ('な', -0.006897504322182933), ('名古屋', -0.004138801874059788), ('の', -0.0031577854738034272), ('連続', -0.001977934277095726), ('活', -0.0002023466116390729), ('まったり', 0.0022543392184671985), ('在宅', 0.006068563014966475), ('ド', 0.010913868180991528), ('勤務', 0.01687140756164751), ('👍', 0.0255801634783431), (' ', 0.042259873177103266), ('昨日', 0.04333634277344204), ('結構', 0.06230527490672551), ('お', 0.09137945536223227), ('できる', 0.09883538407903689), ('も', 0.12965533675360089), ('、', 0.17188695253166128)]</text:span></text:p>
      <text:p text:style-name="P1"><text:span text:style-name="T1"/></text:p>
      <text:p text:style-name="P1"><text:span text:style-name="T1">175</text:span></text:p>
      <text:p text:style-name="P1"><text:span text:style-name="T1">今日は在宅勤務なのでちょっとのんびりしてる。</text:span></text:p>
      <text:p text:style-name="P1"><text:span text:style-name="T1">right= 1 wrong= -1</text:span></text:p>
      <text:p text:style-name="P1"><text:span text:style-name="T1">[0.56914893 0.43085107]</text:span></text:p>
      <text:p text:style-name="P1"><text:span text:style-name="T1">[('し', -0.38252060172960967), ('てる', -0.34037901127804093), ('は', -0.10323506922235488), ('今日', -0.06569106410045675), ('のんびり', -0.03793547605543482), ('。', -0.024166888852758688), ('な', -0.021386491224159736), ('在宅', 0.018816265072200234), ('ちょっと', 0.02044607678334109), ('勤務', 0.052311704770661716), ('ので', 0.2889840280554173)]</text:span></text:p>
      <text:p text:style-name="P1"><text:span text:style-name="T1"/></text:p>
      <text:p text:style-name="P1"><text:span text:style-name="T1">179</text:span></text:p>
      <text:p text:style-name="P1"><text:span text:style-name="T1">研修終わったら在宅勤務出来るし研修頑張りますかあ</text:span></text:p>
      <text:p text:style-name="P1"><text:span text:style-name="T1">right= 1 wrong= -1</text:span></text:p>
      <text:p text:style-name="P1"><text:span text:style-name="T1">[0.64851542 0.35148458]</text:span></text:p>
      <text:p text:style-name="P1"><text:span text:style-name="T1">[('終わっ', -0.38574198018598144), ('し', -0.37057640463564895), ('か', -0.3516367972123552), ('たら', -0.23758809315678092), ('あ', -0.1602076203920089), ('頑張り', -0.05243025016929812), ('在宅', 0.018228727623031855), ('勤務', 0.05067827297829113), ('出来る', 0.07219039565567668), ('ます', 0.488186918350954)]</text:span></text:p>
      <text:p text:style-name="P1"><text:span text:style-name="T1"/></text:p>
      <text:p text:style-name="P1"><text:span text:style-name="T1">180</text:span></text:p>
      <text:p text:style-name="P1"><text:span text:style-name="T1">0分で飽きる在宅勤務😌</text:span></text:p>
      <text:p text:style-name="P1"><text:span text:style-name="T1">right= -1 wrong= 1</text:span></text:p>
      <text:p text:style-name="P1"><text:span text:style-name="T1">[0.42736367 0.57263633]</text:span></text:p>
      <text:p text:style-name="P1"><text:span text:style-name="T1">[('0', -0.0724637185382994), ('飽きる', -0.048741134464619744), ('で', 0.011483152977342375), ('在宅', 0.022740030647872514), ('勤務', 0.06322029186784871)]</text:span></text:p>
      <text:p text:style-name="P1"><text:span text:style-name="T1"/></text:p>
      <text:p text:style-name="P1"><text:span text:style-name="T1">183</text:span></text:p>
      <text:p text:style-name="P1"><text:span text:style-name="T1">在宅勤務だから遅く起きられるとはいえ眠いわね</text:span></text:p>
      <text:p text:style-name="P1"><text:span text:style-name="T1">right= 1 wrong= -1</text:span></text:p>
      <text:p text:style-name="P1"><text:span text:style-name="T1">[0.5718308 0.4281692]</text:span></text:p>
      <text:p text:style-name="P1"><text:soft-page-break/><text:span text:style-name="T1">[('わ', -0.2584920132305045), ('起き', -0.14930383669708425), ('だ', -0.0960613364258753), ('は', -0.089239211804498), ('ね', -0.07363273476911447), ('遅く', -0.054967655315077864), ('と', -0.030982319255966687), ('眠い', -0.028518397529196767), ('在宅', 0.016265293148890976), ('いえ', 0.034817769169696776), ('勤務', 0.045219665536607875), ('られる', 0.07919318969223547)]</text:span></text:p>
      <text:p text:style-name="P1"><text:span text:style-name="T1"/></text:p>
      <text:p text:style-name="P1"><text:span text:style-name="T1">187</text:span></text:p>
      <text:p text:style-name="P1"><text:span text:style-name="T1">おはようございました!。#今日の積み上げ。・0記事執筆。在宅勤務なので書評でも書こうかな..。。と、最近思うこと。・朝寒い。・鬼滅はやりすぎ、0代も0代も何が好き?と言えば鬼滅らしい。・ポーカーを学びたい</text:span></text:p>
      <text:p text:style-name="P1"><text:span text:style-name="T1">right= 1 wrong= -1</text:span></text:p>
      <text:p text:style-name="P1"><text:span text:style-name="T1">[0.53477511 0.46522489]</text:span></text:p>
      <text:p text:style-name="P1"><text:span text:style-name="T1">[('・', -0.3743856089282477), ('?', -0.25983187956386306), ('すぎ', -0.24712285019437186), ('か', -0.14994369307245908), ('う', -0.09399816929890538), ('が', -0.07487238519143721), ('0', -0.07430894041101985), ('ば', -0.05412464904027246), ('。', -0.04991689577175211), ('は', -0.04264656672820886), ('鬼', -0.04023483331851222), ('を', -0.030835774646441782), ('と', -0.02961230873349456), ('今日', -0.027137080158033434), ('言え', -0.023065479165768364), ('書評', -0.022161929991898605), ('な', -0.017669585189291095), ('寒い', -0.014595627269127713), ('学び', -0.004485725379955758), ('ポーカー', -0.004226816608368466), ('の', -0.004044706377307276), ('積み上げ', 0.0005411697681086201), ('おはよう', 0.0036297586094726267), ('で', 0.003925186964991144), ('た', 0.0056443726591328324), ('最近', 0.007668607226022819), ('在宅', 0.007773028196928723), ('記事', 0.013114252284963997), ('書こ', 0.015168329603472284), ('執筆', 0.015807182397302083), ('勤務', 0.021610046130383153), ('らしい', 0.021647041454230243), ('思う', 0.024070186733866617), ('たい', 0.03163050760195494), ('やり', 0.06447685248019522), ('朝', 0.07238167902902673), ('代', 0.09112356098245161), ('ござい', 0.11008195999756354), ('、', 0.1100822489127711), ('ので', 0.11937974884588166), ('好き', 0.19465649280739966), ('も', 0.24910705861894958)]</text:span></text:p>
      <text:p text:style-name="P1"><text:span text:style-name="T1"/></text:p>
      <text:p text:style-name="P1"><text:span text:style-name="T1">188</text:span></text:p>
      <text:p text:style-name="P1"><text:span text:style-name="T1">さようなら周0の在宅勤務..。きみのことは一生忘れない</text:span></text:p>
      <text:p text:style-name="P1"><text:span text:style-name="T1">right= 1 wrong= -1</text:span></text:p>
      <text:p text:style-name="P1"><text:span text:style-name="T1">[0.65838719 0.34161281]</text:span></text:p>
      <text:p text:style-name="P1"><text:span text:style-name="T1">[('ない', -0.5771827511477959), ('..。', -0.4046270467527497), ('は', -0.08166243660907248), ('0', -0.04743054053624726), ('さようなら', -0.02357390717856093), ('周', -0.0204699736240434), ('の', -0.015490136884603515), ('きみ', 0.012324647120428892), ('在宅', 0.014884303030479487), ('勤務', 0.04138033041413047), ('一生', 0.04698387193115428), ('忘れ', 0.08237152673957793)]</text:span></text:p>
      <text:p text:style-name="P1"><text:span text:style-name="T1"/></text:p>
      <text:p text:style-name="P1"><text:span text:style-name="T1">189</text:span></text:p>
      <text:p text:style-name="P1"><text:span text:style-name="T1">例の毎日痴漢に遭う部下、色々話し合ってしばらく在宅勤務お願いした。権限使って。問題は解決してないけど本人はホッとしてたからまあいいのかな。少なくとも毎日不愉快な思いしなくて済むわけで。</text:span></text:p>
      <text:p text:style-name="P1"><text:span text:style-name="T1">right= 1 wrong= -1</text:span></text:p>
      <text:p text:style-name="P1"><text:span text:style-name="T1">[0.65064431 0.34935569]</text:span></text:p>
      <text:p text:style-name="P1"><text:span text:style-name="T1">[('し', -0.8023948009285751), ('ない', -0.382641039416327), ('か', -0.19034639980369306), ('は', -0.10827558364565217), ('不愉快', -0.10653400966550731), ('しばらく', -0.07808755281729297), ('少なくとも', -0.06099970510088113), ('お願い', -0.0533291683111776), ('。', -0.0506937035087574), ('なく', -0.04887661157690759), ('済む', -0.03302447014558198), ('権限', -0.032772994827702705), ('な', -0.02243069953719833), ('と', -0.018795710048879172), ('の', -0.01026912544846327), ('まあ', -0.009338902097189641), ('部下', -0.00525940830597256), ('話し合っ', 0.0010897622255358422), ('で', 0.004982838504460451), ('解決', 0.00855600269276737), ('在宅', 0.009867490272785164), ('た', 0.014330526250239065), ('に', 0.014381374709228683), ('本人', 0.016195931733007502), ('ホッ', 0.017772332545580895), ('色々', </text:span><text:soft-page-break/><text:span text:style-name="T1">0.020227248352936104), ('勤務', 0.027432927629189422), ('使っ', 0.03208415215730925), ('けど', 0.035898967089318196), ('遭う', 0.05255690838859228), ('、', 0.06987209442918765), ('思い', 0.1121909540863428), ('問題', 0.12350030255039278), ('て', 0.24533132506178082), ('いい', 0.26954932825031785)]</text:span></text:p>
      <text:p text:style-name="P1"><text:span text:style-name="T1"/></text:p>
      <text:p text:style-name="P1"><text:span text:style-name="T1">190</text:span></text:p>
      <text:p text:style-name="P1"><text:span text:style-name="T1">在宅勤務だけど圧倒的に帰りたい</text:span></text:p>
      <text:p text:style-name="P1"><text:span text:style-name="T1">right= -1 wrong= 1</text:span></text:p>
      <text:p text:style-name="P1"><text:span text:style-name="T1">[0.3776272 0.6223728]</text:span></text:p>
      <text:p text:style-name="P1"><text:span text:style-name="T1">[('だ', -0.11521718651329449), ('圧倒的', 0.016835461737232195), ('在宅', 0.01950879910852861), ('に', 0.028433101259863272), ('帰り', 0.029096184633675942), ('勤務', 0.05423704095789307), ('けど', 0.07097506232975608), ('たい', 0.07938646340574754)]</text:span></text:p>
      <text:p text:style-name="P1"><text:span text:style-name="T1"/></text:p>
      <text:p text:style-name="P1"><text:span text:style-name="T1">193</text:span></text:p>
      <text:p text:style-name="P1"><text:span text:style-name="T1">在宅勤務初日。理解したのは在宅するのは良いが勤務は余計であるということである</text:span></text:p>
      <text:p text:style-name="P1"><text:span text:style-name="T1">right= -1 wrong= 1</text:span></text:p>
      <text:p text:style-name="P1"><text:span text:style-name="T1">[0.45994239 0.54005761]</text:span></text:p>
      <text:p text:style-name="P1"><text:span text:style-name="T1">[('し', -0.22868480923136755), ('は', -0.1851531028997161), ('余計', -0.16456843989260123), ('が', -0.1083545953264875), ('する', -0.08546241728064605), ('という', -0.021083415273306927), ('。', -0.01444785023870516), ('の', -0.011706920291293594), ('理解', -0.002748671646560764), ('初日', -0.0012895577338079883), ('た', 0.00816848179456921), ('で', 0.011360985604638114), ('在宅', 0.022498103208174858), ('勤務', 0.06254770159805687), ('ある', 0.1982331710905804), ('良い', 0.36488904816377793)]</text:span></text:p>
      <text:p text:style-name="P1"><text:span text:style-name="T1"/></text:p>
      <text:p text:style-name="P1"><text:span text:style-name="T1">194</text:span></text:p>
      <text:p text:style-name="P1"><text:span text:style-name="T1">てか、在宅勤務まだなん?会社に行く意味が見出せない。</text:span></text:p>
      <text:p text:style-name="P1"><text:span text:style-name="T1">right= 1 wrong= -1</text:span></text:p>
      <text:p text:style-name="P1"><text:span text:style-name="T1">[0.73441379 0.26558621]</text:span></text:p>
      <text:p text:style-name="P1"><text:span text:style-name="T1">[('ない', -0.6369112810173849), ('?', -0.5490302738371635), ('意味', -0.23625077755240398), ('会社', -0.19480960560649108), ('が', -0.15820693832295044), ('。', -0.021095091949970078), ('てか', 0.005695563283875664), ('在宅', 0.016424573484466704), ('に', 0.02393799630802233), ('勤務', 0.045662485929413646), ('見出せ', 0.04590622577070367), ('まだ', 0.0984671118171965), ('行く', 0.11039697613281314), ('、', 0.11630306367070439)]</text:span></text:p>
      <text:p text:style-name="P1"><text:span text:style-name="T1"/></text:p>
      <text:p text:style-name="P1"><text:span text:style-name="T1">195</text:span></text:p>
      <text:p text:style-name="P1"><text:span text:style-name="T1">こんな感じで在宅勤務なら幸せ。\s</text:span></text:p>
      <text:p text:style-name="P1"><text:span text:style-name="T1">right= 1 wrong= -1</text:span></text:p>
      <text:p text:style-name="P1"><text:span text:style-name="T1">[0.63363293 0.36636707]</text:span></text:p>
      <text:p text:style-name="P1"><text:span text:style-name="T1">[('こんな', -0.5293121891301478), ('なら', -0.36384361103808405), ('s', -0.07029431481444408), ('。', -0.026006084026609276), ('\\', -0.00798788267593802), ('で', 0.01022486879978195), ('在宅', 0.02024825675807806), ('幸せ', 0.04646721624014596), ('勤務', 0.05629283099407773)]</text:span></text:p>
      <text:p text:style-name="P1"><text:span text:style-name="T1"/></text:p>
      <text:p text:style-name="P1"><text:span text:style-name="T1">196</text:span></text:p>
      <text:p text:style-name="P1"><text:span text:style-name="T1">でもなあ、在宅勤務やともうまじでサボるからな、やっぱあかんのよ</text:span></text:p>
      <text:p text:style-name="P1"><text:span text:style-name="T1">right= -1 wrong= 1</text:span></text:p>
      <text:p text:style-name="P1"><text:span text:style-name="T1">[0.41734838 0.58265162]</text:span></text:p>
      <text:p text:style-name="P1"><text:span text:style-name="T1">[('ん', -0.4661861560668238), ('よ', -0.14166046734949767), ('まじ', -0.06238233301066555), ('な', -0.01688094787288808), ('の', -0.00772836224336984), ('や', -0.0023975388309181293), ('サボる', 0.0), ('で', 0.007499992313063877), ('やっぱ', 0.013276873161006822), ('在宅', 0.01485219742298969), ('あか', 0.019752585874422957), ('勤務', 0.041291072580333786), ('なあ', 0.17911418684184052), ('、', 0.2103380114155735), ('でも', 0.22840214212663676)]</text:span></text:p>
      <text:p text:style-name="P1"><text:span text:style-name="T1"/></text:p>
      <text:p text:style-name="P1"><text:span text:style-name="T1">201</text:span></text:p>
      <text:p text:style-name="P1"><text:soft-page-break/><text:span text:style-name="T1">おはようございます。。仕事行きたくない気持ちを乗り越えて出社してる私、ほんと偉いと思う😭。。我が社よ、週0~0で良いから在宅勤務導入しませんか..?。猛暑の中通勤するのも、社員仲悪くてギスギスした空気の中で仕事するのも相当なストレス..\s</text:span></text:p>
      <text:p text:style-name="P1"><text:span text:style-name="T1">right= 1 wrong= -1</text:span></text:p>
      <text:p text:style-name="P1"><text:span text:style-name="T1">[0.66440646 0.33559354]</text:span></text:p>
      <text:p text:style-name="P1"><text:span text:style-name="T1">[('し', -0.48132519102070964), ('ない', -0.30604181578493017), ('ませ', -0.2632997055350716), ('ん', -0.24772200614077247), ('か', -0.15224179275935984), ('てる', -0.14276616029049954), ('悪く', -0.13783056245681286), ('する', -0.11991822415885608), ('よ', -0.07527554112444894), ('0', -0.05029855351882089), ('ほんと', -0.04200687465694247), ('。', -0.040545554377409025), ('を', -0.031308376611941496), ('仕事', -0.02827540090495041), ('s', -0.027398607579821734), ('..\\', -0.02720312880571334), ('行き', -0.026426139719303618), ('社', -0.02391848598008473), ('..?。', -0.022939744075153975), ('気持ち', -0.019722698341643845), ('の', -0.016426788948539713), ('と', -0.015033079674622574), ('な', -0.00897019831715084), ('乗り越え', -0.007076814948091387), ('社員', -0.005367270611713495), ('偉い', -0.004215884507585195), ('出社', -0.002034816764997038), ('猛暑', 0.0), ('導入', 0.0011542854619998114), ('ストレス', 0.0012159474275201805), ('仲', 0.0029389636294309403), ('おはよう', 0.0036853898064441687), ('た', 0.005730880672740554), ('在宅', 0.007892160874666628), ('で', 0.007970692040740223), ('相当', 0.008206697034145526), ('我が', 0.011913096936993618), ('勤務', 0.021941250726111933), ('思う', 0.024439096472337652), ('通勤', 0.028137130155609348), ('空気', 0.04848220123172936), ('たく', 0.05288004871496791), ('て', 0.07848781124508587), ('~', 0.1057416908899485), ('ござい', 0.11176912210902075), ('、', 0.16765412317839526), ('も', 0.16861665165128847), ('ます', 0.21136141678179593), ('良い', 0.25600052083200786)]</text:span></text:p>
      <text:p text:style-name="P1"><text:span text:style-name="T1"/></text:p>
      <text:p text:style-name="P1"><text:span text:style-name="T1">202</text:span></text:p>
      <text:p text:style-name="P1"><text:span text:style-name="T1">今日は在宅勤務。。ということは0日ゲーム。。..勝ち。</text:span></text:p>
      <text:p text:style-name="P1"><text:span text:style-name="T1">right= 1 wrong= -1</text:span></text:p>
      <text:p text:style-name="P1"><text:span text:style-name="T1">[0.67010953 0.32989047]</text:span></text:p>
      <text:p text:style-name="P1"><text:span text:style-name="T1">[('..', -0.6799150389785755), ('は', -0.1991307544996147), ('。', -0.11653914816468391), ('今日', -0.0633559470475653), ('0', -0.05782878711127129), ('という', -0.034012579252395134), ('在宅', 0.018147404215042722), ('ゲーム', 0.019683260157331666), ('勝ち', 0.03744203124974878), ('勤務', 0.05045218315157218)]</text:span></text:p>
      <text:p text:style-name="P1"><text:span text:style-name="T1"/></text:p>
      <text:p text:style-name="P1"><text:span text:style-name="T1">205</text:span></text:p>
      <text:p text:style-name="P1"><text:span text:style-name="T1">ウイルス感染症のまん延で在宅勤務が広がっています。がん治療専門医である東京大医学部付属病院の中川恵一准教授は、「自宅で長時間座ったまま仕事を続けると、がんを含めた病気のリスクが高まる」と注意を呼びかけています。</text:span></text:p>
      <text:p text:style-name="P1"><text:span text:style-name="T1">right= -1 wrong= 1</text:span></text:p>
      <text:p text:style-name="P1"><text:span text:style-name="T1">[0.28251774 0.71748226]</text:span></text:p>
      <text:p text:style-name="P1"><text:span text:style-name="T1">[('が', -0.14210507402988373), ('注意', -0.09150203814700315), ('を', -0.08778777437831431), ('ウイルス', -0.08628323798238331), ('症', -0.04737228604513846), ('は', -0.04047081915807313), ('と', -0.02810154447470622), ('リスク', -0.025854076572256437), ('自宅', -0.025060823904549456), ('感染', -0.02298654229035331), ('。', -0.018948091878868218), ('仕事', -0.01321389983404318), ('の', -0.011515059211218917), ('病気', -0.00611643965611437), ('高まる', -0.0028996886640087986), ('含め', -0.002250290925697599), ('医学部', -0.0015199500133466074), ('「', -0.0012422500622609708), ('教授', -0.0007017697024818806), ('准', 0.0), ('呼びかけ', 0.0), ('治療', 0.0009363617288631252), ('病院', 0.0013838450127836997), ('中川', 0.005088421974285127), ('在宅', 0.007376462927798219), ('がん', 0.00837439917861561), ('続ける', 0.010561644104999308), ('た', 0.010712814778472616), ('で', 0.011174793940683608), ('座っ', 0.01613164341448642), ('」', 0.017714043947383726), ('勤務', 0.0205075422486908), ('広がっ', 0.027368622886810162), ('東京', 0.029367526988471657), ('長時間', 0.029867628469655995), ('付属', 0.048388623616043756), ('ある', 0.06499479640924682), ('て', 0.07335917743286699), </text:span><text:soft-page-break/><text:span text:style-name="T1">('、', 0.10446605975706558), ('大', 0.15297301361412594), ('い', 0.23571339709975825), ('ます', 0.3951008298025054)]</text:span></text:p>
      <text:p text:style-name="P1"><text:span text:style-name="T1"/></text:p>
      <text:p text:style-name="P1"><text:span text:style-name="T1">212</text:span></text:p>
      <text:p text:style-name="P1"><text:span text:style-name="T1">おっはー👐。今日は、在宅勤務なので、や~ぐまい..。高校0年生長女、高校0年生長男は、時差登校..。時間バラバラだから困る💦。。</text:span></text:p>
      <text:p text:style-name="P1"><text:span text:style-name="T1">right= -1 wrong= 1</text:span></text:p>
      <text:p text:style-name="P1"><text:span text:style-name="T1">[0.46612119 0.53387881]</text:span></text:p>
      <text:p text:style-name="P1"><text:span text:style-name="T1">[('..。', -0.5327808210571647), ('は', -0.16128993492381252), ('困る', -0.07204225365890464), ('0', -0.06245277603879114), ('だ', -0.0578733884187106), ('。', -0.03775728499757134), ('今日', -0.034210943799268305), ('おっ', -0.016329851641097248), ('長女', -0.013215082950608657), ('な', -0.011137771314138087), ('💦', -0.009661124518038102), ('や', -0.0015818566242017293), ('バラバラ', 0.002944861026175135), ('在宅', 0.009799235188408244), ('ー', 0.01254918772932655), ('登校', 0.021085490244641885), ('勤務', 0.027243169469994628), ('長男', 0.03396997875497254), ('~', 0.13129328135931342), ('ので', 0.15049864815055283), ('高校', 0.16274045943012275), ('、', 0.2775551097553888)]</text:span></text:p>
      <text:p text:style-name="P1"><text:span text:style-name="T1"/></text:p>
      <text:p text:style-name="P1"><text:span text:style-name="T1">213</text:span></text:p>
      <text:p text:style-name="P1"><text:span text:style-name="T1">全職員在宅勤務化にすれば、無駄な通勤時間が減り、その分睡眠時間が増える。。女性は普段より朝の化粧をサボれるだろう。。屋外は灼熱地獄だし、無駄に汗をかき、熱中症の危険と隣り合わせ。。どうにか出来ないものだろうか..。</text:span></text:p>
      <text:p text:style-name="P1"><text:span text:style-name="T1">right= 1 wrong= -1</text:span></text:p>
      <text:p text:style-name="P1"><text:span text:style-name="T1">[0.77757219 0.22242781]</text:span></text:p>
      <text:p text:style-name="P1"><text:span text:style-name="T1">[('無駄', -0.44275969106151875), ('ない', -0.32724780302683587), ('..。', -0.22941314831698392), ('う', -0.20410377951557507), ('だろ', -0.17629669345699886), ('し', -0.17155892123108954), ('か', -0.16279080060215936), ('が', -0.1625748343068663), ('は', -0.09260101039746489), ('どうにか', -0.07619228022803179), ('すれ', -0.07544578582881475), ('を', -0.06695553962988303), ('。', -0.06503250327973106), ('ば', -0.058762024390842556), ('症', -0.05419610529111915), ('だ', -0.04984006824631373), ('危険', -0.03283589422708958), ('増える', -0.01873385922647406), ('と', -0.016074738949087956), ('その', -0.013839460176080306), ('な', -0.009591753612080024), ('出来', -0.009455912989441087), ('の', -0.008782509965848645), ('かき', -0.007963387042497478), ('在宅', 0.00843901772293752), ('化粧', 0.01086394025628485), ('女性', 0.014095660393654445), ('減り', 0.015124956293433491), ('汗', 0.018814178496931105), ('勤務', 0.023461585069234386), ('に', 0.024598894490144824), ('地獄', 0.028266064512345875), ('通勤', 0.030086784066704307), ('睡眠', 0.034499354848708204), ('れる', 0.037976871960397854), ('屋外', 0.04190145512523058), ('熱中', 0.0664140503357646), ('普段', 0.06887889429017045), ('全', 0.07356866537265473), ('朝', 0.07858330841811209), ('より', 0.15049595581834785), ('、', 0.23902809201766584)]</text:span></text:p>
      <text:p text:style-name="P1"><text:span text:style-name="T1"/></text:p>
      <text:p text:style-name="P1"><text:span text:style-name="T1">216</text:span></text:p>
      <text:p text:style-name="P1"><text:span text:style-name="T1">今日から在宅勤務再開だけど朝ラン行ってきた❗️。ここ数日鬱々としてたけど、これ聞いて外を走ったら上がった⤴️。。実母が更年期鬱だったので人一倍気をつけてる。やりたい事はなるべくやり、やりたくない事はなるべく避けるしかない🙂</text:span></text:p>
      <text:p text:style-name="P1"><text:span text:style-name="T1">right= 1 wrong= -1</text:span></text:p>
      <text:p text:style-name="P1"><text:span text:style-name="T1">[0.55524775 0.44475225]</text:span></text:p>
      <text:p text:style-name="P1"><text:span text:style-name="T1">[('ない', -0.6086268931018719), ('しか', -0.16284101485404662), ('し', -0.15953563667503712), ('てる', -0.14195988929622796), ('つけ', -0.12138218404183725), ('たら', -0.10228327339254666), ('は', -0.08611129660002857), ('が', -0.07559058868045747), ('を', -0.06226312550302009), ('き', -0.06138811588300492), ('だ', -0.04634714978705549), ('。', -0.0403165736135176), ('だっ', -0.039995957481077225), ('上がっ', -0.03895747191230253), ('避ける', -0.03484161518401618), ('再開', -0.02855911117132294), ('今日', -0.027397389023598336), ('と', -0.014948180451504447), ('鬱々', -0.0063688815110695485), ('なるべく', -0.002647097925465771), ('鬱', -0.0017382773938047099), ('ラン', 0.0076748605314903625), ('在宅', </text:span><text:soft-page-break/><text:span text:style-name="T1">0.007847589945656416), ('走っ', 0.016642577535131816), ('勤務', 0.02181733765033468), ('た', 0.022794062240427997), ('行っ', 0.02603481275257473), ('たい', 0.03193391907817707), ('たく', 0.05258140897171369), ('けど', 0.05710071465012281), ('朝', 0.0730759907473842), ('聞い', 0.0983547478768856), ('❗', 0.10849618139668656), ('、', 0.11113819837993712), ('て', 0.11706682773547725), ('ので', 0.12052488335602518), ('やり', 0.19528601457450434), ('️', 0.25745569990790984)]</text:span></text:p>
      <text:p text:style-name="P1"><text:span text:style-name="T1"/></text:p>
      <text:p text:style-name="P1"><text:span text:style-name="T1">217</text:span></text:p>
      <text:p text:style-name="P1"><text:span text:style-name="T1">在宅勤務の試験はいいんだけど、小さいnoteだとやり難いなあ</text:span></text:p>
      <text:p text:style-name="P1"><text:span text:style-name="T1">right= -1 wrong= 1</text:span></text:p>
      <text:p text:style-name="P1"><text:span text:style-name="T1">[0.42584862 0.57415138]</text:span></text:p>
      <text:p text:style-name="P1"><text:span text:style-name="T1">[('ん', -0.45880990720229964), ('だ', -0.17265567319658748), ('難い', -0.12872628087742757), ('は', -0.08019696978465217), ('小さい', -0.029589640629233287), ('と', -0.02784300837027305), ('note', -0.014383655163618352), ('の', -0.007606079926573378), ('試験', -0.006520972244201261), ('在宅', 0.014617197942736328), ('勤務', 0.04063774295380576), ('けど', 0.053178902981196374), ('、', 0.10350496496174624), ('やり', 0.12124887386874682), ('なあ', 0.1762801455471374), ('いい', 0.3992966577563596)]</text:span></text:p>
      <text:p text:style-name="P1"><text:span text:style-name="T1"/></text:p>
      <text:p text:style-name="P1"><text:span text:style-name="T1">219</text:span></text:p>
      <text:p text:style-name="P1"><text:span text:style-name="T1">在宅勤務だけど仕事ダルすぎる。。hf余韻堪能休暇くれ。</text:span></text:p>
      <text:p text:style-name="P1"><text:span text:style-name="T1">right= -1 wrong= 1</text:span></text:p>
      <text:p text:style-name="P1"><text:span text:style-name="T1">[0.41407522 0.58592478]</text:span></text:p>
      <text:p text:style-name="P1"><text:span text:style-name="T1">[('すぎる', -0.23046731933248416), ('だ', -0.08578545804679198), ('。', -0.055967450267224036), ('ダル', -0.04608459325733602), ('仕事', -0.02602014973418581), ('在宅', 0.014525361346806246), ('休暇', 0.02477383741020779), ('勤務', 0.040382425074566554), ('けど', 0.05284479178941929), ('くれ', 0.06987909660872235), ('余韻', 0.08950950810037432), ('堪能', 0.18317686762270913)]</text:span></text:p>
      <text:p text:style-name="P1"><text:span text:style-name="T1"/></text:p>
      <text:p text:style-name="P1"><text:span text:style-name="T1">221</text:span></text:p>
      <text:p text:style-name="P1"><text:span text:style-name="T1">お盆休みが終わり仕事が始まりますが、在宅勤務なので気持ちの切替えが難し過ぎる。</text:span></text:p>
      <text:p text:style-name="P1"><text:span text:style-name="T1">right= -1 wrong= 1</text:span></text:p>
      <text:p text:style-name="P1"><text:span text:style-name="T1">[0.46399705 0.53600295]</text:span></text:p>
      <text:p text:style-name="P1"><text:span text:style-name="T1">[('が', -0.534446131081989), ('過ぎる', -0.2537629420661134), ('終わり', -0.10170714767575159), ('気持ち', -0.03466433903050226), ('仕事', -0.02484822477670361), ('。', -0.017815574963068515), ('な', -0.015765895226415604), ('休み', -0.015081113872117727), ('の', -0.0072178736832927215), ('難し', 0.0014959739075332023), ('お盆', 0.00823605529788096), ('在宅', 0.013871151680348994), ('勤務', 0.03856363570279124), ('始まり', 0.0882829864156423), ('、', 0.09822218145216018), ('ので', 0.21303597026156226), ('ます', 0.3714858728950574)]</text:span></text:p>
      <text:p text:style-name="P1"><text:span text:style-name="T1"/></text:p>
      <text:p text:style-name="P1"><text:span text:style-name="T1">222</text:span></text:p>
      <text:p text:style-name="P1"><text:span text:style-name="T1">おはぴょこ🐣今日を在宅勤務にしたらよかったらと後悔だわ</text:span></text:p>
      <text:p text:style-name="P1"><text:span text:style-name="T1">right= 1 wrong= -1</text:span></text:p>
      <text:p text:style-name="P1"><text:span text:style-name="T1">[0.68866218 0.31133782]</text:span></text:p>
      <text:p text:style-name="P1"><text:span text:style-name="T1">[('たら', -0.4651443764040457), ('し', -0.3627528811609191), ('後悔', -0.3147567864382583), ('わ', -0.2835794114192514), ('だ', -0.10538436721255616), ('は', -0.09790013564740598), ('を', -0.07078709383380842), ('今日', -0.06229631204494345), ('と', -0.03398924303001848), ('在宅', 0.017843886935148705), ('に', 0.026006574842161068), ('勤務', 0.0496083649826802), ('お', 0.13434520377046363), ('よかっ', 0.45853743386572404)]</text:span></text:p>
      <text:p text:style-name="P1"><text:span text:style-name="T1"/></text:p>
      <text:p text:style-name="P1"><text:span text:style-name="T1">229</text:span></text:p>
      <text:p text:style-name="P1"><text:span text:style-name="T1">だるすぎ\s永遠に在宅勤務してたい</text:span></text:p>
      <text:p text:style-name="P1"><text:span text:style-name="T1">right= 1 wrong= -1</text:span></text:p>
      <text:p text:style-name="P1"><text:span text:style-name="T1">[0.5861236 0.4138764]</text:span></text:p>
      <text:p text:style-name="P1"><text:soft-page-break/><text:span text:style-name="T1">[('すぎ', -0.6393266540302714), ('し', -0.4088100441237218), ('s', -0.06981242317620685), ('\\', -0.007933123000437727), ('在宅', 0.020109448013069953), ('に', 0.02930851706733775), ('勤務', 0.05590692432978554), ('たい', 0.08183066266244234), ('て', 0.09999457594428293), ('永遠', 0.17439192475746476)]</text:span></text:p>
      <text:p text:style-name="P1"><text:span text:style-name="T1"/></text:p>
      <text:p text:style-name="P1"><text:span text:style-name="T1">230</text:span></text:p>
      <text:p text:style-name="P1"><text:span text:style-name="T1">在宅勤務じゃない日の出勤がツライ..。週0で在宅したい😭</text:span></text:p>
      <text:p text:style-name="P1"><text:span text:style-name="T1">right= 1 wrong= -1</text:span></text:p>
      <text:p text:style-name="P1"><text:span text:style-name="T1">[0.73425193 0.26574807]</text:span></text:p>
      <text:p text:style-name="P1"><text:span text:style-name="T1">[('ない', -0.5038180569673436), ('..。', -0.35319560760609764), ('し', -0.26412547785071927), ('じゃ', -0.20875440371633028), ('が', -0.12514696259940414), ('0', -0.04140172714164134), ('の', -0.006760606282706414), ('で', 0.006560833143587288), ('ツライ', 0.010846734031039114), ('在宅', 0.025984770394530017), ('勤務', 0.036120548690089696), ('出勤', 0.038140208034722844), ('たい', 0.052869451690911715)]</text:span></text:p>
      <text:p text:style-name="P1"><text:span text:style-name="T1"/></text:p>
      <text:p text:style-name="P1"><text:span text:style-name="T1">231</text:span></text:p>
      <text:p text:style-name="P1"><text:span text:style-name="T1">0日間在宅勤務・・も悪くないw</text:span></text:p>
      <text:p text:style-name="P1"><text:span text:style-name="T1">right= 1 wrong= -1</text:span></text:p>
      <text:p text:style-name="P1"><text:span text:style-name="T1">[0.73752654 0.26247346]</text:span></text:p>
      <text:p text:style-name="P1"><text:span text:style-name="T1">[('ない', -0.7257841804487954), ('・', -0.4507352928222498), ('悪く', -0.3268678875040195), ('0', -0.059642004066973134), ('日間', -0.03516082478186892), ('w', -0.022028140350039173), ('在宅', 0.018716414610529246), ('勤務', 0.05203410728507654), ('も', 0.19993885151751956)]</text:span></text:p>
      <text:p text:style-name="P1"><text:span text:style-name="T1"/></text:p>
      <text:p text:style-name="P1"><text:span text:style-name="T1">233</text:span></text:p>
      <text:p text:style-name="P1"><text:span text:style-name="T1">楽しみにしていた0連休も昨日で終了~。でも今日から在宅勤務地なのよー。週に0回だけ出勤✨。とりあえず0ヶ月くらいはこんな感じです。がんばろ。</text:span></text:p>
      <text:p text:style-name="P1"><text:span text:style-name="T1">right= 1 wrong= -1</text:span></text:p>
      <text:p text:style-name="P1"><text:span text:style-name="T1">[0.53168628 0.46831372]</text:span></text:p>
      <text:p text:style-name="P1"><text:span text:style-name="T1">[('だけ', -0.33624698306845213), ('こんな', -0.3034162462823206), ('し', -0.23595869361991317), ('終了', -0.2118721028918588), ('0', -0.1109597324284389), ('は', -0.06368078466708789), ('とりあえず', -0.060220882826917684), ('。', -0.04472219924969216), ('今日', -0.04052168065604587), ('くらい', -0.031512340113113685), ('連休', -0.020485169482828497), ('な', -0.013192305218461254), ('の', -0.006039643882623035), ('よー', 0.0021808532892643876), ('た', 0.008428300504886443), ('在宅', 0.01160685543515052), ('で', 0.011722349772664075), ('✨。', 0.02307752798552673), ('勤務', 0.032268592757890284), ('に', 0.03383282528671441), ('出勤', 0.03407287224048618), ('楽しみ', 0.04964271088479387), ('て', 0.057715288183451674), ('~。', 0.07099450503416553), ('昨日', 0.08288595906789813), ('です', 0.18367928269279163), ('い', 0.1854473716633828), ('も', 0.24798139961361468)]</text:span></text:p>
      <text:p text:style-name="P1"><text:span text:style-name="T1"/></text:p>
      <text:p text:style-name="P1"><text:span text:style-name="T1">237</text:span></text:p>
      <text:p text:style-name="P1"><text:span text:style-name="T1">リュックから播磨焼きの朝日揚げパックが飛び出てる女がいたらそれは私です。。連休前に在宅勤務ぶち込んだおかげで休み中もちょっと仕事進められたけど、pcが重いんじゃあ〜😭。制服もあって大荷物😂😂😂。。連休明け、0週間がんばりましょう〜😭✊</text:span></text:p>
      <text:p text:style-name="P1"><text:span text:style-name="T1">right= 1 wrong= -1</text:span></text:p>
      <text:p text:style-name="P1"><text:span text:style-name="T1">[0.56380769 0.43619231]</text:span></text:p>
      <text:p text:style-name="P1"><text:span text:style-name="T1">[('ん', -0.2379769249486719), ('が', -0.21908814060852558), ('〜', -0.1435024219412595), ('てる', -0.1371499138972552), ('たら', -0.0988176463680148), ('う', -0.0916843777121439), ('週間', -0.07068044324163918), ('ましょ', -0.06618184571374532), ('進め', -0.05117053474788978), ('焼き', -0.04953841189390922), ('。', -0.04868817723036584), ('だ', -0.04477678613438274), ('は', -0.04159680939744411), ('られ', -0.03955990125466534), ('荷物', -0.030994739976342313), ('連休', -0.026762160513765006), ('じゃあ', -0.02524425712189662), ('0', -0.024159934925145666), ('重い', -0.014570751598937243), ('仕事', -0.013581540582283148), ('ぶち込ん', -0.011316733647509014), ('休み', -0.008243033935858195), ('pc', -0.00742147836014889), ('明け', -</text:span><text:soft-page-break/><text:span text:style-name="T1">0.005947090998425022), ('の', -0.0039451447831130885), ('揚げ', -0.0036413380055750895), ('パック', -0.0035817391751854256), ('飛び出', -0.002867926345313776), ('朝日', 0.00015800806641984904), ('で', 0.003828567375016128), ('た', 0.005505434825889306), ('✊', 0.00595726989915421), ('がんばり', 0.006660362166384883), ('在宅', 0.0075816929041261335), ('ちょっと', 0.008238397719773876), ('に', 0.011049939100042533), ('勤務', 0.021078108718208567), ('リュック', 0.027345934163489106), ('けど', 0.02758299593131681), ('おかげ', 0.0370602860443266), ('て', 0.037700098301809835), ('あっ', 0.08223461303995917), ('、', 0.10737254314630869), ('です', 0.1199808097901804), ('い', 0.12113573996718582), ('大', 0.15722907078815795), ('も', 0.16198347849771658)]</text:span></text:p>
      <text:p text:style-name="P1"><text:span text:style-name="T1"/></text:p>
      <text:p text:style-name="P1"><text:span text:style-name="T1">238</text:span></text:p>
      <text:p text:style-name="P1"><text:span text:style-name="T1">コロナもあるけど、こんな猛暑じゃ在宅勤務でよいんでないかい?</text:span></text:p>
      <text:p text:style-name="P1"><text:span text:style-name="T1">right= 1 wrong= -1</text:span></text:p>
      <text:p text:style-name="P1"><text:span text:style-name="T1">[0.76077 0.23923]</text:span></text:p>
      <text:p text:style-name="P1"><text:span text:style-name="T1">[('ない', -0.5831061502586042), ('?', -0.5026491740595771), ('ん', -0.47198852537391384), ('こんな', -0.39308551208683484), ('じゃ', -0.2416070147093792), ('コロナ', -0.007859172528611366), ('猛暑', 0.0), ('在宅', 0.015037054766667748), ('で', 0.015186681397940494), ('勤務', 0.04180500043743345), ('けど', 0.054706386250788226), ('よい', 0.09252873924539026), ('、', 0.10647798797342178), ('かい', 0.10814416864157311), ('ある', 0.13249308275802393), ('も', 0.16063394206720755)]</text:span></text:p>
      <text:p text:style-name="P1"><text:span text:style-name="T1"/></text:p>
      <text:p text:style-name="P1"><text:span text:style-name="T1">243</text:span></text:p>
      <text:p text:style-name="P1"><text:span text:style-name="T1">週末はやる事多くて思うようにイン出来なかったけど今週は在宅勤務があるはず..頑張れわし..!</text:span></text:p>
      <text:p text:style-name="P1"><text:span text:style-name="T1">right= 1 wrong= -1</text:span></text:p>
      <text:p text:style-name="P1"><text:span text:style-name="T1">[0.56506018 0.43493982]</text:span></text:p>
      <text:p text:style-name="P1"><text:span text:style-name="T1">[('..', -0.47290965047341166), ('なかっ', -0.24888180888862355), ('は', -0.13850385726191725), ('が', -0.12158205158112673), ('今週', -0.021110444057181207), ('出来', -0.014143262771639395), ('わし', -0.002305137818198174), ('週末', 0.0029729340107864646), ('..!', 0.003976832894844603), ('た', 0.00916565441358843), ('やる', 0.0119201358394535), ('在宅', 0.012622286745161988), ('に', 0.01839635311018839), ('勤務', 0.035091626059152906), ('イン', 0.036669668375726674), ('思う', 0.039086542756207175), ('けど', 0.04592120629763838), ('頑張れ', 0.05153069183200701), ('て', 0.06276453782865082), ('ある', 0.1112163058705715)]</text:span></text:p>
      <text:p text:style-name="P1"><text:span text:style-name="T1"/></text:p>
      <text:p text:style-name="P1"><text:span text:style-name="T1">244</text:span></text:p>
      <text:p text:style-name="P1"><text:span text:style-name="T1">暑い無理。会社でなくても出来る仕事の部署なんやから在宅勤務にさせて欲しい。まじで暑い。</text:span></text:p>
      <text:p text:style-name="P1"><text:span text:style-name="T1">right= 1 wrong= -1</text:span></text:p>
      <text:p text:style-name="P1"><text:span text:style-name="T1">[0.57502367 0.42497633]</text:span></text:p>
      <text:p text:style-name="P1"><text:span text:style-name="T1">[('ん', -0.3688579354591354), ('無理', -0.2647542575666014), ('会社', -0.13938201498619793), ('欲しい', -0.062021655722637355), ('なく', -0.05820829192948148), ('まじ', -0.04935843388738478), ('。', -0.04527923168601676), ('部署', -0.03433131155963451), ('仕事', -0.02105102845839333), ('な', -0.013356620525844706), ('の', -0.006114870003048981), ('や', -0.001896991602703891), ('暑い', 0.01081174104495758), ('在宅', 0.011751423347050646), ('で', 0.0118683562115885), ('に', 0.017127113161370448), ('さ', 0.029013864291777755), ('勤務', 0.03267051066761422), ('せ', 0.043673034247442816), ('出来る', 0.04653862400517037), ('て', 0.116868309221252), ('も', 0.12553505233762463)]</text:span></text:p>
      <text:p text:style-name="P1"><text:span text:style-name="T1"/></text:p>
      <text:p text:style-name="P1"><text:span text:style-name="T1">245</text:span></text:p>
      <text:p text:style-name="P1"><text:span text:style-name="T1">今日が在宅勤務ならたぶん全部見てたな。ひぐらしちゃんと見たかった悔しいぃ</text:span></text:p>
      <text:p text:style-name="P1"><text:span text:style-name="T1">right= 1 wrong= -1</text:span></text:p>
      <text:p text:style-name="P1"><text:span text:style-name="T1">[0.5475147 0.4524853]</text:span></text:p>
      <text:p text:style-name="P1"><text:span text:style-name="T1">[('なら', -0.26066260742927394), ('が', -0.13972787253982114), ('ちゃんと', -0.09235429349934511), ('たぶん', -0.06522844046127119), ('今日', -0.050643591328492304), ('ひぐらし', -0.04090757330827321), ('悔しい', -</text:span><text:soft-page-break/><text:span text:style-name="T1">0.025502607583841177), ('。', -0.018631119156002487), ('な', -0.016487611158961298), ('たかっ', 0.012155639195153752), ('在宅', 0.014506131871876111), ('た', 0.02106721140153448), ('勤務', 0.0403289645917566), ('ぃ', 0.04294486539943219), ('て', 0.07213199010620965)]</text:span></text:p>
      <text:p text:style-name="P1"><text:span text:style-name="T1"/></text:p>
      <text:p text:style-name="P1"><text:span text:style-name="T1">247</text:span></text:p>
      <text:p text:style-name="P1"><text:span text:style-name="T1">なんで在宅勤務ができるのに出社しないといけないんですか</text:span></text:p>
      <text:p text:style-name="P1"><text:span text:style-name="T1">right= 1 wrong= -1</text:span></text:p>
      <text:p text:style-name="P1"><text:span text:style-name="T1">[0.88625066 0.11374934]</text:span></text:p>
      <text:p text:style-name="P1"><text:span text:style-name="T1">[('ない', -1.3549912981706496), ('ん', -0.5483910128836897), ('し', -0.3551755630466484), ('か', -0.3370230696706475), ('が', -0.1682879791321887), ('なんで', -0.16239990765520776), ('いけ', -0.04876779795291851), ('と', -0.03327926298498761), ('の', -0.009091141689686185), ('出社', -0.004504546221684167), ('在宅', 0.017471157138296393), ('に', 0.025463339761543673), ('勤務', 0.048572126865426314), ('です', 0.2764822590326086), ('できる', 0.2845432307137821)]</text:span></text:p>
      <text:p text:style-name="P1"><text:span text:style-name="T1"/></text:p>
      <text:p text:style-name="P1"><text:span text:style-name="T1">250</text:span></text:p>
      <text:p text:style-name="P1"><text:span text:style-name="T1">今日は在宅勤務。。在宅の日は大体私が家族の朝飯を作っているのだが、最近、子供たちからのメシ評価があがっていて素直に嬉しい。。食べログ0くらいいただけるかな?</text:span></text:p>
      <text:p text:style-name="P1"><text:span text:style-name="T1">right= 1 wrong= -1</text:span></text:p>
      <text:p text:style-name="P1"><text:span text:style-name="T1">[0.52805837 0.47194163]</text:span></text:p>
      <text:p text:style-name="P1"><text:span text:style-name="T1">[('評価', -0.3529941731659653), ('?', -0.3311545844962011), ('が', -0.28627357408869236), ('か', -0.19110257548297385), ('は', -0.10870572239845869), ('だ', -0.058508007632412824), ('。', -0.05089509079911606), ('を', -0.03930005878339921), ('今日', -0.034586088971291506), ('0', -0.03156880560290141), ('くらい', -0.026896431273344432), ('作っ', -0.024765890187965094), ('の', -0.020619841753592282), ('な', -0.011259904195362101), ('食べ', -0.00584285973551431), ('あがっ', 0.006434827430998226), ('大体', 0.009035060931203523), ('最近', 0.00977360608660024), ('ログ', 0.01133968090510726), ('に', 0.014438506579340005), ('素直', 0.01640122096589783), ('いただける', 0.018613117068391104), ('在宅', 0.01981338030692662), ('勤務', 0.02754190848044827), ('いる', 0.049596246363088396), ('家族', 0.08655792892784983), ('、', 0.14029934071333292), ('て', 0.14778356127872716), ('子供', 0.15659905513770236), ('い', 0.15828315094539303), ('嬉しい', 0.2732346408059704)]</text:span></text:p>
      <text:p text:style-name="P1"><text:span text:style-name="T1"/></text:p>
      <text:p text:style-name="P1"><text:span text:style-name="T1">252</text:span></text:p>
      <text:p text:style-name="P1"><text:span text:style-name="T1">おはようございます(* ́▽`*)。。今日も朝からあっつー☀🥵。在宅勤務ってこともあって。エアコン稼働しっぱなしだけど、電気代大丈夫かしら🥶。。てな感じで、今日もボチボチお仕事。。</text:span></text:p>
      <text:p text:style-name="P1"><text:span text:style-name="T1">right= -1 wrong= 1</text:span></text:p>
      <text:p text:style-name="P1"><text:span text:style-name="T1">[0.23653984 0.76346016]</text:span></text:p>
      <text:p text:style-name="P1"><text:span text:style-name="T1">[('し', -0.2005638653982675), ('つ', -0.1471920673747899), ('って', -0.13586510796368645), ('。', -0.0760273504910843), ('今日', -0.0688865053465857), ('だ', -0.058266376749533076), ('かしら', -0.039866955898090674), ('っぱなし', -0.031137881209542452), ('稼働', -0.01921270913888415), ('仕事', -0.017673156756525928), ('な', -0.011213402174494114), ('電気', -0.003979167826903094), ('大丈夫', 0.0022321222681908784), ('おはよう', 0.004607006067014757), ('で', 0.004981973212953904), ('在宅', 0.009865776740324435), ('ー', 0.012634402790577943), ('勤務', 0.027428163782386845), ('けど', 0.0358927330780637), ('́', 0.04710959555692195), ('(*', 0.05585672417086173), ('代', 0.05782847338643521), (' ', 0.06870266862377289), ('お', 0.07427864743538519), ('朝', 0.09186914897238585), ('て', 0.09811548888547607), ('ござい', 0.1397195549737494), ('、', 0.13971992167419903), ('あっ', 0.21401772475845776), ('ます', 0.2642171874855431), ('も', 0.3161746699625415)]</text:span></text:p>
      <text:p text:style-name="P1"><text:span text:style-name="T1"/></text:p>
      <text:p text:style-name="P1"><text:span text:style-name="T1">254</text:span></text:p>
      <text:p text:style-name="P1"><text:span text:style-name="T1">もう月曜?って感じ..また一週間かと思うと気が遠くなる..雑用も多いけど、ほぼやりたい仕事がやれてるから不満はさほどないはずなんだけどなあ~理想を言えば毎日じゃなくていいんだけど、在宅勤務になれれば完璧か..さあ無い物ねだりはやめよう~今日も地味に頑張るか..</text:span></text:p>
      <text:p text:style-name="P1"><text:soft-page-break/><text:span text:style-name="T1">right= 1 wrong= -1</text:span></text:p>
      <text:p text:style-name="P1"><text:span text:style-name="T1">[0.90654374 0.09345626]</text:span></text:p>
      <text:p text:style-name="P1"><text:span text:style-name="T1">[('..', -1.1614688804927173), ('ん', -0.48652605932728626), ('か', -0.44850435766720703), ('ない', -0.30053308735638884), ('?', -0.2590655373301553), ('が', -0.14930311656420567), ('てる', -0.14019638072031607), ('じゃ', -0.1245243289328498), ('ば', -0.10793003006375043), ('って', -0.10672940963438338), ('う', -0.09372093323708774), ('だ', -0.09154279689932385), ('は', -0.08504157182925082), ('もう', -0.07355021981991455), ('週間', -0.07225044514143038), ('やめよ', -0.05045426872272398), ('地味', -0.039976320556624693), ('なく', -0.03838856124563487), ('を', -0.030744828314296833), ('と', -0.029524970863876097), ('今日', -0.027057042671257293), ('言え', -0.022997450366318874), ('遠く', -0.018774439837975717), ('仕事', -0.01388322296482534), ('な', -0.008808735458382325), ('さあ', -0.00816495891909647), ('頑張る', -0.00685994672692937), ('さほど', -0.004893938920714507), ('無い物ねだり', 0.0), ('やれ', 0.0017699215589252314), ('なれれ', 0.00607188134165544), ('在宅', 0.007750102604422114), ('多い', 0.01155219449679621), ('ほぼ', 0.012075616172422983), ('なる', 0.015843906773163698), ('不満', 0.017580627617471253), ('勤務', 0.02154630995201319), ('に', 0.022590775669992944), ('思う', 0.023999194672775594), ('たい', 0.03153721730251332), ('理想', 0.03494819871063931), ('て', 0.0385375184316441), ('やり', 0.06428668591851289), ('けど', 0.08458706438322916), ('なあ', 0.09346450807226526), ('完璧', 0.10290350457936003), ('、', 0.10975757483249664), ('また', 0.12712330814232412), ('も', 0.16558156528541207), ('~', 0.20767669766914243), ('いい', 0.2117088431953808)]</text:span></text:p>
      <text:p text:style-name="P1"><text:span text:style-name="T1"/></text:p>
      <text:p text:style-name="P1"><text:span text:style-name="T1">257</text:span></text:p>
      <text:p text:style-name="P1"><text:span text:style-name="T1">在宅勤務になってしまう~&gt;&lt;ですの</text:span></text:p>
      <text:p text:style-name="P1"><text:span text:style-name="T1">right= -1 wrong= 1</text:span></text:p>
      <text:p text:style-name="P1"><text:span text:style-name="T1">[0.28489013 0.71510987]</text:span></text:p>
      <text:p text:style-name="P1"><text:span text:style-name="T1">[('なっ', -0.018863182457937378), ('の', -0.01230175597868409), ('しまう', 0.019616859539533734), ('在宅', 0.023641245414137403), ('に', 0.03445593555143975), ('勤務', 0.06572578807588535), ('て', 0.11755649923582863), ('です', 0.37412432884124175)]</text:span></text:p>
      <text:p text:style-name="P1"><text:span text:style-name="T1"/></text:p>
      <text:p text:style-name="P1"><text:span text:style-name="T1">258</text:span></text:p>
      <text:p text:style-name="P1"><text:span text:style-name="T1">コラボカフェで買えたものを在宅勤務用のデスクにずらっと並べたらめっちゃ機嫌よく働けてる。。流石に職場ではできない</text:span></text:p>
      <text:p text:style-name="P1"><text:span text:style-name="T1">right= 1 wrong= -1</text:span></text:p>
      <text:p text:style-name="P1"><text:span text:style-name="T1">[0.5447029 0.4552971]</text:span></text:p>
      <text:p text:style-name="P1"><text:span text:style-name="T1">[('ない', -0.4452685125304886), ('てる', -0.20771434671173536), ('たら', -0.14965990335437077), ('は', -0.06299861110926733), ('よく', -0.04748328794991046), ('を', -0.04555140364720703), ('でき', -0.04456530047333076), ('ずら', -0.03734895065536486), ('。', -0.02949541166629351), ('働け', -0.013069176381017254), ('の', -0.005974944847004722), ('機嫌', 0.008266627569151953), ('デスク', 0.00833445744236755), ('た', 0.008338013242066789), ('在宅', 0.011482518244446939), ('で', 0.011596775361289585), ('並べ', 0.027042336660607756), ('職場', 0.028963705828413136), ('勤務', 0.03192291892798081), ('に', 0.03347039478404996), ('っと', 0.06714594544281054), ('流石', 0.09911732292184404), ('めっちゃ', 0.1251233215365779), ('買え', 0.13265829374672947)]</text:span></text:p>
      <text:p text:style-name="P1"><text:span text:style-name="T1"/></text:p>
      <text:p text:style-name="P1"><text:span text:style-name="T1">259</text:span></text:p>
      <text:p text:style-name="P1"><text:span text:style-name="T1">社畜の人の流れ。こうして見ると未だに在宅勤務してる人がいかに恵まれてるかってのがよく分かるなー</text:span></text:p>
      <text:p text:style-name="P1"><text:span text:style-name="T1">right= 1 wrong= -1</text:span></text:p>
      <text:p text:style-name="P1"><text:span text:style-name="T1">[0.72513509 0.27486491]</text:span></text:p>
      <text:p text:style-name="P1"><text:span text:style-name="T1">[('てる', -0.4555975798320812), ('し', -0.25600206624015875), ('か', -0.2429181823946458), ('が', -0.24259591516752338), ('って', -0.173419814678873), ('見る', -0.06389650720646603), ('よく', -0.052074571195776735), ('と', -0.023986898237105102), ('の', -0.019658033653086993), ('。', -0.01617370006459337), ('いかに', -0.011965256102875143), ('社畜', 0.0), ('なー', 0.004700221453634333), ('こうし</text:span><text:soft-page-break/><text:span text:style-name="T1">て', 0.007501910049835274), ('在宅', 0.012592792951870234), ('勤務', 0.03500962941415854), ('未だに', 0.038972452109335615), ('分かる', 0.04737591942334075), ('恵まれ', 0.06104098162385887), ('流れ', 0.06463950034330229)]</text:span></text:p>
      <text:p text:style-name="P1"><text:span text:style-name="T1"/></text:p>
      <text:p text:style-name="P1"><text:span text:style-name="T1">262</text:span></text:p>
      <text:p text:style-name="P1"><text:span text:style-name="T1">会社員なので、平日に片付けをするのが難しい..と思ってたけど、ずっと在宅勤務だし、やろうと思えばできるはず!?️。通勤時間がなくなった分、時間は増えてるもんね💧ダラダラしてなければ😅</text:span></text:p>
      <text:p text:style-name="P1"><text:span text:style-name="T1">right= 1 wrong= -1</text:span></text:p>
      <text:p text:style-name="P1"><text:span text:style-name="T1">[0.70480555 0.29519445]</text:span></text:p>
      <text:p text:style-name="P1"><text:span text:style-name="T1">[('し', -0.4308530240479319), ('..', -0.397025020336828), ('が', -0.2041451954015646), ('てる', -0.1916933698060701), ('ば', -0.1475749306785966), ('う', -0.12814654287993069), ('会社', -0.12568805585965145), ('なけれ', -0.10522605482952335), ('なくなっ', -0.09607574023553178), ('ダラダラ', -0.08488967287982781), ('する', -0.08050762324697938), ('!?', -0.08014798377708666), ('思っ', -0.06599236343181192), ('だ', -0.06258416632777285), ('思え', -0.060465537954729864), ('は', -0.05813953753226854), ('ね', -0.047971884333661584), ('を', -0.04203803060675296), ('と', -0.040370094643265526), ('やろ', -0.03497294123527095), ('。', -0.013610217458825232), ('な', -0.012044363592496303), ('片付け', -0.011862256881999982), ('の', -0.005514098232787303), ('平日', -0.0019241504218538204), ('在宅', 0.010596873306938292), ('た', 0.01538980702259904), ('に', 0.015444414087097716), ('勤務', 0.029460708902515537), ('通勤', 0.03777997030406706), ('けど', 0.038552539255564636), ('難しい', 0.053555131314767086), ('増え', 0.08975872114554655), ('て', 0.105386269376851), ('ずっと', 0.1375662403328816), ('ので', 0.1627489366928796), ('できる', 0.17258551006970563), ('️', 0.17382568743817314), ('、', 0.30014753980498843)]</text:span></text:p>
      <text:p text:style-name="P1"><text:span text:style-name="T1"/></text:p>
      <text:p text:style-name="P1"><text:span text:style-name="T1">265</text:span></text:p>
      <text:p text:style-name="P1"><text:span text:style-name="T1">在宅勤務じゃなかったら絶対できないわな。圧倒的感謝</text:span></text:p>
      <text:p text:style-name="P1"><text:span text:style-name="T1">right= 1 wrong= -1</text:span></text:p>
      <text:p text:style-name="P1"><text:span text:style-name="T1">[0.80169397 0.19830603]</text:span></text:p>
      <text:p text:style-name="P1"><text:span text:style-name="T1">[('ない', -0.6946528091598397), ('なかっ', -0.3532141295919747), ('じゃ', -0.28782579536532066), ('わ', -0.28468736304087505), ('たら', -0.23348085336841612), ('でき', -0.06952526462946741), ('。', -0.02300754487991531), ('な', -0.0203605296346452), ('圧倒的', 0.015458859538037616), ('在宅', 0.01791360343313747), ('絶対', 0.03719688065027718), ('勤務', 0.04980218606494276), ('感謝', 0.13309040330402094)]</text:span></text:p>
      <text:p text:style-name="P1"><text:span text:style-name="T1"/></text:p>
      <text:p text:style-name="P1"><text:span text:style-name="T1">270</text:span></text:p>
      <text:p text:style-name="P1"><text:span text:style-name="T1">在宅勤務はなくなっていいから早番出勤は永遠に続けて欲しい..</text:span></text:p>
      <text:p text:style-name="P1"><text:span text:style-name="T1">right= -1 wrong= 1</text:span></text:p>
      <text:p text:style-name="P1"><text:span text:style-name="T1">[0.45535379 0.54464621]</text:span></text:p>
      <text:p text:style-name="P1"><text:span text:style-name="T1">[('..', -0.6125206465745804), ('は', -0.179392558638244), ('なくなっ', -0.1482233398773548), ('欲しい', -0.08628463802841747), ('続け', 0.004528280470947394), ('在宅', 0.016348601113673106), ('に', 0.023827270368424032), ('勤務', 0.0454512726936077), ('出勤', 0.04799265401117059), ('永遠', 0.1417773383661482), ('て', 0.16258740016945958), ('いい', 0.4465932396383451)]</text:span></text:p>
      <text:p text:style-name="P1"><text:span text:style-name="T1"/></text:p>
      <text:p text:style-name="P1"><text:span text:style-name="T1">274</text:span></text:p>
      <text:p text:style-name="P1"><text:span text:style-name="T1">在宅勤務が増えて、『こどもがもっと欲しくなった』という傾向が増えたことは朗報でしかない!。朝のバタバタとか、突然の熱とか、そういうのにも在宅だと柔軟に対応できるし、会社に迷惑かけなくてめちゃくちゃ気が楽だと思う..</text:span></text:p>
      <text:p text:style-name="P1"><text:span text:style-name="T1">right= 1 wrong= -1</text:span></text:p>
      <text:p text:style-name="P1"><text:span text:style-name="T1">[0.68077326 0.31922674]</text:span></text:p>
      <text:p text:style-name="P1"><text:span text:style-name="T1">[('ない', -0.29089605446854583), ('が', -0.2890309876388493), ('..', -0.2810561706327774), ('しか', -0.15566124094607592), ('し', -0.15250159919610365), ('もっと', -0.13650013984529874), ('とか', -0.09200144052197845), ('会社', -0.08897525814424212), ('だ', -0.08860734326217488), ('突然', -0.07669496141006751), </text:span><text:soft-page-break/><text:span text:style-name="T1">('『', -0.06458585087452129), ('かけ', -0.05971790557742633), ('こども', -0.0418228768160546), ('は', -0.041157294740057186), ('なく', -0.037157575897248094), ('』', -0.032802970407506106), ('と', -0.028578209501489517), ('という', -0.014059764426424537), ('の', -0.011710380362064106), ('迷惑', -0.011090557239096847), ('バタ', -0.009888582802949438), ('そういう', -0.009742304582293243), ('なっ', -0.005985460986334489), ('朗報', -0.0010556281774868562), ('柔軟', 0.0), ('で', 0.003788114477246128), ('熱', 0.003960325609404041), ('対応', 0.0042191393577095115), ('た', 0.010894528069992991), ('めちゃくちゃ', 0.01216450803538072), ('在宅', 0.015003168464304986), ('勤務', 0.02085539601822401), ('思う', 0.02322962540378852), ('!。', 0.026465367652242222), ('に', 0.032799554123596565), ('傾向', 0.0347257710816641), ('朝', 0.06985401935315386), ('欲しく', 0.07314534377206294), ('て', 0.07460351310656321), ('も', 0.08013597513995718), ('できる', 0.12217422097414515), ('増え', 0.1270813734845241), ('、', 0.21247607541426802)]</text:span></text:p>
      <text:p text:style-name="P1"><text:span text:style-name="T1"/></text:p>
      <text:p text:style-name="P1"><text:span text:style-name="T1">280</text:span></text:p>
      <text:p text:style-name="P1"><text:span text:style-name="T1">会社いくのしんどい。在宅勤務にするかな。</text:span></text:p>
      <text:p text:style-name="P1"><text:span text:style-name="T1">right= 1 wrong= -1</text:span></text:p>
      <text:p text:style-name="P1"><text:span text:style-name="T1">[0.58900717 0.41099283]</text:span></text:p>
      <text:p text:style-name="P1"><text:span text:style-name="T1">[('か', -0.3646197139171599), ('会社', -0.2241911436759264), ('する', -0.1436023177136679), ('。', -0.048553383961627804), ('しんどい', -0.04855025598138159), ('な', -0.021483661515662528), ('の', -0.009835556614308651), ('在宅', 0.018901757448808232), ('に', 0.02754836833069802), ('勤務', 0.052549384881358456), ('いく', 0.08559705270159033)]</text:span></text:p>
      <text:p text:style-name="P1"><text:span text:style-name="T1"/></text:p>
      <text:p text:style-name="P1"><text:span text:style-name="T1">281</text:span></text:p>
      <text:p text:style-name="P1"><text:span text:style-name="T1">今日は全身痛いです😂途中止まって写真撮ったり歩いたりかなり緩く走ったけど、やっぱちゃんとレースに向けてトレーニングしないとダメだわ。在宅勤務ありがたい..</text:span></text:p>
      <text:p text:style-name="P1"><text:span text:style-name="T1">right= 1 wrong= -1</text:span></text:p>
      <text:p text:style-name="P1"><text:span text:style-name="T1">[0.7560096 0.2439904]</text:span></text:p>
      <text:p text:style-name="P1"><text:span text:style-name="T1">[('ない', -0.39756323251504544), ('..', -0.38411521228504375), ('ダメ', -0.3733160402942195), ('途中', -0.2919083760994595), ('し', -0.20842162624337873), ('わ', -0.16293208177420831), ('止まっ', -0.09666010280592115), ('向け', -0.09069896671047935), ('痛い', -0.08097336854735497), ('ちゃんと', -0.06527198819949488), ('だ', -0.060549157114280355), ('は', -0.05624905146384815), ('今日', -0.035792682400811515), ('と', -0.019528703078598948), ('。', -0.01316766274328763), ('レース', -0.00018555889228851822), ('た', 0.007444693267059499), ('全身', 0.00795597832788009), ('やっぱ', 0.009164873297475758), ('在宅', 0.01025230157131924), ('に', 0.0149422179757102), ('写真', 0.01605360402567434), ('走っ', 0.021742308784708324), ('勤務', 0.028502753918524096), ('けど', 0.03729895105279602), ('トレーニング', 0.04338277570311054), ('撮っ', 0.04773280851038296), ('歩い', 0.04970648668128071), ('、', 0.07259695866976847), ('ありがたい', 0.07299660055583299), ('かなり', 0.0889380268728141), ('たり', 0.09711752720545107), ('て', 0.1019594916191305), ('です', 0.1622433749684828)]</text:span></text:p>
      <text:p text:style-name="P1"><text:span text:style-name="T1"/></text:p>
      <text:p text:style-name="P1"><text:span text:style-name="T1">285</text:span></text:p>
      <text:p text:style-name="P1"><text:span text:style-name="T1">勤め先で在宅勤務してどうだったかのアンケートを取ったんだけど「毎日家族と一緒にご飯が食べられて幸せだった」とか「子育てに参加できて嬉しかった」とか「平日なのに仕事に穴空けずに病院行けた」とかみんなそういう回答で、我々は今まで色んなもの犠牲にして出社してたんだなって思った。</text:span></text:p>
      <text:p text:style-name="P1"><text:span text:style-name="T1">right= 1 wrong= -1</text:span></text:p>
      <text:p text:style-name="P1"><text:span text:style-name="T1">[0.75190638 0.24809362]</text:span></text:p>
      <text:p text:style-name="P1"><text:span text:style-name="T1">[('ん', -0.4752778017429495), ('し', -0.46173366322132353), ('のに', -0.2846339092562433), ('どう', -0.15926882384395133), ('か', -0.14604504808296276), ('とか', -0.13927775963590414), ('ず', -0.12933358982618112), ('だ', -0.08942636975267117), ('だっ', -0.07717180665366133), ('が', -0.07292564876393588), ('思っ', -0.04714816733515383), ('は', -0.04153772500044239), ('られ', -0.03950371009613808), ('回答', -0.03334232782729451), ('を', -0.030034022096139496), ('でき', -0.029383841374099568), ('アンケート', -0.022871248070054855), ('と', -0.014421183593033354), ('仕事', -0.013562249267701987), ('そういう', -</text:span><text:soft-page-break/><text:span text:style-name="T1">0.009832355871922506), ('。', -0.009723804041047444), ('な', -0.008605081566615116), ('なっ', -0.00604078654881225), ('食べ', -0.004465249768919104), ('の', -0.003939541072059975), ('「', -0.003824996074314849), ('出社', -0.0019519929902148425), ('犠牲', -0.0017902823302741353), ('平日', -0.0013747070319933216), ('病院', 0.0014203264174052804), ('取っ', 0.0036103398319252047), ('色んな', 0.004507142197329817), ('在宅', 0.00757092381486228), ('で', 0.007646258502646454), ('穴', 0.011947630905554054), ('幸せ', 0.017374323046477836), ('ご飯', 0.0209144657773443), ('勤務', 0.02104816922617559), ('子育て', 0.02246612956274141), ('けど', 0.027543816852303046), ('参加', 0.032783502956096805), ('まで', 0.0330564491880004), ('た', 0.03848330407615103), ('行け', 0.04801173305170003), ('、', 0.05361001522010421), ('」', 0.05454308324659138), ('に', 0.05517121844895692), ('家族', 0.06614958935158766), ('一緒', 0.07755147114663895), ('嬉しかっ', 0.10197597674723337), ('て', 0.22587929292189066)]</text:span></text:p>
      <text:p text:style-name="P1"><text:span text:style-name="T1"/></text:p>
      <text:p text:style-name="P1"><text:span text:style-name="T1">290</text:span></text:p>
      <text:p text:style-name="P1"><text:span text:style-name="T1">なんと..明日から完全在宅勤務になった!。うん、絶対にその方がいい。。昼ご飯作るの面倒だけど..嬉しいよ🥺💕</text:span></text:p>
      <text:p text:style-name="P1"><text:span text:style-name="T1">right= 1 wrong= -1</text:span></text:p>
      <text:p text:style-name="P1"><text:span text:style-name="T1">[0.57981049 0.42018951]</text:span></text:p>
      <text:p text:style-name="P1"><text:span text:style-name="T1">[('..', -0.8964506602727573), ('完全', -0.16014534310709308), ('が', -0.11523587043329471), ('よ', -0.11410750722783702), ('なんと', -0.08319380003270367), ('だ', -0.0706550146128761), ('うん', -0.05104734920366494), ('面倒', -0.04189631914742996), ('。', -0.030730779680002793), ('作る', -0.022446545926330063), ('その', -0.019619300201251088), ('なっ', -0.009545548210444852), ('の', -0.006225195829468607), ('昼', -0.0015328477123475134), ('た', 0.008687237554433477), ('明日', 0.01057600451186838), ('在宅', 0.011963445105767315), ('絶対', 0.0248416150009317), ('ご飯', 0.033048683273305283), ('勤務', 0.0332599591901762), ('に', 0.03487224859067741), ('!。', 0.04220668105738249), ('けど', 0.04352427114230978), ('、', 0.08471363467507483), ('いい', 0.3268043345036842), ('嬉しい', 0.3299616295290629)]</text:span></text:p>
      <text:p text:style-name="P1"><text:span text:style-name="T1"/></text:p>
      <text:p text:style-name="P1"><text:span text:style-name="T1">294</text:span></text:p>
      <text:p text:style-name="P1"><text:span text:style-name="T1">寝落ちしてしまった。今日は在宅勤務日でよかった。。</text:span></text:p>
      <text:p text:style-name="P1"><text:span text:style-name="T1">right= 1 wrong= -1</text:span></text:p>
      <text:p text:style-name="P1"><text:span text:style-name="T1">[0.58237831 0.41762169]</text:span></text:p>
      <text:p text:style-name="P1"><text:span text:style-name="T1">[('し', -0.3688626790808276), ('しまっ', -0.3226506520855746), ('落ち', -0.2105672632644609), ('寝', -0.17461984204762382), ('は', -0.09954905444640495), ('。', -0.06991202560309419), ('今日', -0.06334556043831822), ('で', 0.009162487882799695), ('在宅', 0.01814442911948794), ('た', 0.026351099479628055), ('勤務', 0.05044391199256539), ('て', 0.09022348571552431), ('よかっ', 0.4662605181060673)]</text:span></text:p>
      <text:p text:style-name="P1"><text:span text:style-name="T1"/></text:p>
      <text:p text:style-name="P1"><text:span text:style-name="T1">295</text:span></text:p>
      <text:p text:style-name="P1"><text:span text:style-name="T1">d0djのライフ消費してたら0時間経ってたんだけど今日は在宅勤務なのでとりあえず0時間寝ます😴</text:span></text:p>
      <text:p text:style-name="P1"><text:span text:style-name="T1">right= 1 wrong= -1</text:span></text:p>
      <text:p text:style-name="P1"><text:span text:style-name="T1">[0.55676983 0.44323017]</text:span></text:p>
      <text:p text:style-name="P1"><text:span text:style-name="T1">[('し', -0.2626692086780043), ('消費', -0.19238424748686284), ('d', -0.17130917158653552), ('たら', -0.1684054236593026), ('寝', -0.124347781251344), ('0', -0.12352036987901621), ('だ', -0.07630877597488968), ('は', -0.07088944704636528), ('とりあえず', -0.06703788445073146), ('今日', -0.04510873335047191), ('たん', -0.019995028357005493), ('な', -0.014685673662669768), ('の', -0.006723331338242582), ('ライフ', 0.0053366763645238974), ('dj', 0.010110711832847551), ('在宅', 0.012920751024761935), ('経っ', 0.014679027462700025), ('勤務', 0.035921396219124144), ('けど', 0.04700705072762952), ('て', 0.12849731317965588), ('ので', 0.1984395235882086), ('ます', 0.346033017553495)]</text:span></text:p>
      <text:p text:style-name="P1"><text:span text:style-name="T1"/></text:p>
      <text:p text:style-name="P1"><text:soft-page-break/><text:span text:style-name="T1">299</text:span></text:p>
      <text:p text:style-name="P1"><text:span text:style-name="T1">在宅勤務最高すぎて出社したくない</text:span></text:p>
      <text:p text:style-name="P1"><text:span text:style-name="T1">right= 1 wrong= -1</text:span></text:p>
      <text:p text:style-name="P1"><text:span text:style-name="T1">[0.5233397 0.4766603]</text:span></text:p>
      <text:p text:style-name="P1"><text:span text:style-name="T1">[('ない', -0.7405998446727265), ('すぎ', -0.6071855634056114), ('し', -0.3882577949821903), ('出社', -0.004924114622144624), ('在宅', 0.019098478758268058), ('勤務', 0.05309629613197452), ('て', 0.09496751394532009), ('たく', 0.12796602896943038), ('最高', 1.0360354106718863)]</text:span></text:p>
      <text:p text:style-name="P1"><text:span text:style-name="T1"/></text:p>
      <text:p text:style-name="P1"><text:span text:style-name="T1">300</text:span></text:p>
      <text:p text:style-name="P1"><text:span text:style-name="T1">仕事するのは正直別に嫌じゃないんだけど朝起きて会社に行くと言う行為があまりに怠すぎる\s在宅勤務したいわマジで(職種的に無理</text:span></text:p>
      <text:p text:style-name="P1"><text:span text:style-name="T1">right= 1 wrong= -1</text:span></text:p>
      <text:p text:style-name="P1"><text:span text:style-name="T1">[0.91175494 0.08824506]</text:span></text:p>
      <text:p text:style-name="P1"><text:span text:style-name="T1">[('ない', -0.4474315494807942), ('ん', -0.3621682898586255), ('無理', -0.2599526470166153), ('し', -0.23456497872159943), ('正直', -0.22320683684101883), ('じゃ', -0.18539094624349903), ('わ', -0.18336945634329163), ('すぎる', -0.18307294531028162), ('あまりに', -0.17149133783031822), ('会社', -0.13685416837180422), ('嫌', -0.12573237598508685), ('が', -0.11114071561015103), ('起き', -0.10591338209238371), ('する', -0.08765991129148214), ('だ', -0.06814413650883387), ('は', -0.06330464739930917), ('行為', -0.06006620292839553), ('s', -0.04005662236584965), ('言う', -0.02717820386444344), ('と', -0.021978284617849342), ('仕事', -0.02066924483284218), ('の', -0.006003970089339198), ('\\', -0.004551827565250197), ('マジ', 0.0013674620275818895), ('で', 0.005826555238988755), ('在宅', 0.011538298319943735), ('職種', 0.020517963306964454), ('(', 0.02519255813070258), ('勤務', 0.032077994913054214), ('けど', 0.04197754243516283), ('たい', 0.04695238759931529), ('に', 0.050449482206321325), ('て', 0.05737438674952816), ('行く', 0.07755411398930863), ('朝', 0.10744350649150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8:34:08.159927488</meta:creation-date>
    <dc:date>2021-01-07T18:43:59.157193198</dc:date>
    <meta:editing-duration>PT9M49S</meta:editing-duration>
    <meta:editing-cycles>4</meta:editing-cycles>
    <meta:generator>LibreOffice/6.0.7.3$Linux_X86_64 LibreOffice_project/00m0$Build-3</meta:generator>
    <meta:document-statistic meta:table-count="0" meta:image-count="0" meta:object-count="0" meta:page-count="32" meta:paragraph-count="540" meta:word-count="20539" meta:character-count="94824" meta:non-whitespace-character-count="88846"/>
  </office:meta>
</office:document-meta>
</file>